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1.4547in"/>
    </style:style>
    <style:style style:name="co2" style:family="table-column">
      <style:table-column-properties fo:break-before="auto" style:column-width="1.6547in"/>
    </style:style>
    <style:style style:name="co3" style:family="table-column">
      <style:table-column-properties fo:break-before="auto" style:column-width="4.3756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7835in"/>
    </style:style>
    <style:style style:name="co6" style:family="table-column">
      <style:table-column-properties fo:break-before="auto" style:column-width="0.7272in"/>
    </style:style>
    <style:style style:name="co7" style:family="table-column">
      <style:table-column-properties fo:break-before="auto" style:column-width="0.8665in"/>
    </style:style>
    <style:style style:name="co8" style:family="table-column">
      <style:table-column-properties fo:break-before="auto" style:column-width="0.6835in"/>
    </style:style>
    <style:style style:name="ro1" style:family="table-row">
      <style:table-row-properties style:row-height="0.3335in" fo:break-before="auto" style:use-optimal-row-height="false"/>
    </style:style>
    <style:style style:name="ro2" style:family="table-row">
      <style:table-row-properties style:row-height="0.2189in" fo:break-before="auto" style:use-optimal-row-height="false"/>
    </style:style>
    <style:style style:name="ta1" style:family="table" style:master-page-name="PageStyle_5f_Tabelle1">
      <style:table-properties table:display="true" style:writing-mode="lr-tb"/>
    </style:style>
    <style:style style:name="ce3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7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6" style:family="table-cell" style:parent-style-name="Default">
      <style:table-cell-properties fo:background-color="#bfbfbf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</style:style>
    <style:style style:name="ce22" style:family="table-cell" style:parent-style-name="Default">
      <style:table-cell-properties fo:border-bottom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</style:style>
    <style:style style:name="ce23" style:family="table-cell" style:parent-style-name="Default">
      <style:table-cell-properties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4" style:family="table-cell" style:parent-style-name="Default">
      <style:table-cell-properties style:diagonal-bl-tr="none" style:diagonal-tl-br="none" fo:border="0.06pt solid #000000" style:rotation-align="none"/>
    </style:style>
    <style:style style:name="ce25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6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8" style:family="table-cell" style:parent-style-name="Default">
      <style:table-cell-properties fo:background-color="#bfbfb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9" style:family="table-cell" style:parent-style-name="Excel_20_Built-in_20_Hyperlink" style:data-style-name="N0">
      <style:table-cell-properties fo:border-bottom="0.0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</style:style>
    <style:style style:name="ce30" style:family="table-cell" style:parent-style-name="Excel_20_Built-in_20_Hyperlink">
      <style:table-cell-properties fo:border-bottom="0.06pt solid #000000" fo:wrap-option="wrap" fo:border-left="none" fo:border-right="none" fo:border-top="0.06pt solid #000000"/>
      <style:text-properties fo:language="en" fo:country="GB" style:text-underline-mode="continuous" style:text-overline-mode="continuous" style:text-line-through-mode="continuous" style:font-name-asian="Segoe UI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10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32" style:family="table-cell" style:parent-style-name="Excel_20_Built-in_20_Hyperlink" style:data-style-name="N0">
      <style:table-cell-properties fo:border-bottom="0.0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  <style:text-properties style:text-underline-style="none"/>
    </style:style>
    <style:style style:name="ce33" style:family="table-cell" style:parent-style-name="Excel_20_Built-in_20_Hyperlink" style:data-style-name="N0">
      <style:table-cell-properties fo:border-bottom="0.0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  <style:text-properties style:text-underline-style="solid" style:text-underline-width="auto" style:text-underline-color="font-color"/>
    </style:style>
    <style:style style:name="ce34" style:family="table-cell" style:parent-style-name="Default" style:data-style-name="N153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35" style:family="table-cell" style:parent-style-name="Default" style:data-style-name="N153">
      <style:table-cell-properties fo:border-bottom="non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</style:style>
    <style:style style:name="ce36" style:family="table-cell" style:parent-style-name="Default" style:data-style-name="N153">
      <style:table-cell-properties fo:border-bottom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</style:style>
    <style:style style:name="ce47" style:family="table-cell" style:parent-style-name="Default" style:data-style-name="N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48" style:family="table-cell" style:parent-style-name="Default" style:data-style-name="N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font-weight="bold" style:font-weight-asian="bold" style:font-weight-complex="bold"/>
    </style:style>
    <style:style style:name="ce49" style:family="table-cell" style:parent-style-name="Default" style:data-style-name="N2"/>
    <style:style style:name="ce51" style:family="table-cell" style:parent-style-name="Default" style:data-style-name="N2">
      <style:table-cell-properties fo:background-color="#bfbfbf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&gt;0" style:apply-style-name="Good" style:base-cell-address="Tabelle1.G4"/>
    </style:style>
    <style:style style:name="ce54" style:family="table-cell" style:parent-style-name="Default" style:data-style-name="N2">
      <style:table-cell-properties fo:border-bottom="0.06pt solid #000000" style:text-align-source="value-type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  <style:map style:condition="cell-content()&gt;0" style:apply-style-name="Good" style:base-cell-address="Tabelle1.G4"/>
    </style:style>
    <style:style style:name="ce57" style:family="table-cell" style:parent-style-name="Default">
      <style:table-cell-properties fo:border="0.06pt solid #000000"/>
      <style:map style:condition="cell-content()&gt;0" style:apply-style-name="Good" style:base-cell-address="Tabelle1.G4"/>
    </style:style>
    <style:style style:name="ce58" style:family="table-cell" style:parent-style-name="Default" style:data-style-name="N154">
      <style:table-cell-properties fo:border-bottom="0.06pt solid #000000" style:text-align-source="value-type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  <style:map style:condition="cell-content()&gt;0" style:apply-style-name="Good" style:base-cell-address="Tabelle1.G4"/>
    </style:style>
    <style:style style:name="ce59" style:family="table-cell" style:parent-style-name="Default" style:data-style-name="N2">
      <style:table-cell-properties fo:border-bottom="none" style:text-align-source="value-type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map style:condition="cell-content()&gt;0" style:apply-style-name="Good" style:base-cell-address="Tabelle1.G4"/>
    </style:style>
    <style:style style:name="ce60" style:family="table-cell" style:parent-style-name="Default" style:data-style-name="N2">
      <style:table-cell-properties fo:background-color="#bfbfbf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1" style:family="table-cell" style:parent-style-name="Default" style:data-style-name="N2">
      <style:table-cell-properties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map style:condition="cell-content()&gt;0" style:apply-style-name="Good" style:base-cell-address="Tabelle1.G4"/>
    </style:style>
    <style:style style:name="ce62" style:family="table-cell" style:parent-style-name="Default" style:data-style-name="N154">
      <style:table-cell-properties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map style:condition="cell-content()&gt;0" style:apply-style-name="Good" style:base-cell-address="Tabelle1.G4"/>
    </style:style>
    <style:style style:name="ce63" style:family="table-cell" style:parent-style-name="Default" style:data-style-name="N2">
      <style:table-cell-properties fo:border-bottom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map style:condition="cell-content()&gt;0" style:apply-style-name="Good" style:base-cell-address="Tabelle1.G4"/>
    </style:style>
    <style:style style:name="ce37" style:family="table-cell" style:parent-style-name="Default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elle1" table:style-name="ta1">
        <office:forms form:automatic-focus="false" form:apply-design-mode="false"/>
        <table:table-column table:style-name="co1" table:default-cell-style-name="ce22"/>
        <table:table-column table:style-name="co2" table:default-cell-style-name="ce22"/>
        <table:table-column table:style-name="co3" table:default-cell-style-name="ce22"/>
        <table:table-column table:style-name="co4" table:default-cell-style-name="ce2"/>
        <table:table-column table:style-name="co5" table:default-cell-style-name="ce2"/>
        <table:table-column table:style-name="co6" table:default-cell-style-name="ce36"/>
        <table:table-column table:style-name="co4" table:default-cell-style-name="ce59"/>
        <table:table-column table:style-name="co7" table:default-cell-style-name="ce63"/>
        <table:table-column table:style-name="co8" table:number-columns-repeated="1016" table:default-cell-style-name="ce2"/>
        <table:table-row table:style-name="ro1">
          <table:table-cell table:style-name="ce3" office:value-type="string" calcext:value-type="string">
            <text:p>list of electronic parts</text:p>
          </table:table-cell>
          <table:table-cell table:style-name="ce17" table:number-columns-repeated="2"/>
          <table:table-cell table:number-columns-repeated="2"/>
          <table:table-cell table:style-name="ce17"/>
          <table:table-cell table:style-name="ce47" table:number-columns-repeated="2"/>
          <table:table-cell table:number-columns-repeated="1016"/>
        </table:table-row>
        <table:table-row table:style-name="ro1">
          <table:table-cell table:style-name="ce3"/>
          <table:table-cell table:style-name="ce17" table:number-columns-repeated="2"/>
          <table:table-cell table:number-columns-repeated="2"/>
          <table:table-cell table:style-name="ce17"/>
          <table:table-cell table:style-name="ce48" office:value-type="string" calcext:value-type="string">
            <text:p>Avrage PD (in ns)</text:p>
          </table:table-cell>
          <table:table-cell table:style-name="ce47"/>
          <table:table-cell table:number-columns-repeated="1016"/>
        </table:table-row>
        <table:table-row table:style-name="ro2">
          <table:table-cell table:style-name="ce17" table:number-columns-repeated="3"/>
          <table:table-cell table:number-columns-repeated="2"/>
          <table:table-cell table:style-name="ce17"/>
          <table:table-cell table:style-name="ce49" office:value-type="string" calcext:value-type="string">
            <text:p>(+/- 1.0 ns)</text:p>
          </table:table-cell>
          <table:table-cell table:style-name="ce47"/>
          <table:table-cell table:number-columns-repeated="1016"/>
        </table:table-row>
        <table:table-row table:style-name="ro2">
          <table:table-cell table:style-name="ce6" office:value-type="string" calcext:value-type="string">
            <text:p>Part</text:p>
          </table:table-cell>
          <table:table-cell table:style-name="ce6" office:value-type="string" calcext:value-type="string">
            <text:p>Shift</text:p>
          </table:table-cell>
          <table:table-cell table:style-name="ce6" office:value-type="string" calcext:value-type="string">
            <text:p>Description</text:p>
          </table:table-cell>
          <table:table-cell table:style-name="ce18" office:value-type="string" calcext:value-type="string">
            <text:p>Link</text:p>
          </table:table-cell>
          <table:table-cell table:style-name="ce18" office:value-type="string" calcext:value-type="string">
            <text:p>Datasheets</text:p>
          </table:table-cell>
          <table:table-cell table:style-name="ce6" office:value-type="string" calcext:value-type="string">
            <text:p>Price</text:p>
          </table:table-cell>
          <table:table-cell table:style-name="ce51" office:value-type="string" calcext:value-type="string">
            <text:p>Rising</text:p>
          </table:table-cell>
          <table:table-cell table:style-name="ce60" office:value-type="string" calcext:value-type="string">
            <text:p>Falling</text:p>
          </table:table-cell>
          <table:table-cell table:number-columns-repeated="1016"/>
        </table:table-row>
        <table:table-row table:style-name="ro2">
          <table:table-cell table:style-name="ce20" office:value-type="string" calcext:value-type="string">
            <text:p>OR-Gate</text:p>
          </table:table-cell>
          <table:table-cell table:style-name="ce20" office:value-type="string" calcext:value-type="string">
            <text:p>74AC 32</text:p>
          </table:table-cell>
          <table:table-cell table:style-name="ce25" office:value-type="string" calcext:value-type="string">
            <text:p>Vierfache Positiv-ODER-Gatter, 2-Eingänge, 2 ... 6 V, DIP-14 </text:p>
          </table:table-cell>
          <table:table-cell table:style-name="ce29" office:value-type="string" calcext:value-type="string">
            <text:p><text:a xlink:href="https://www.reichelt.de/vierfache-positiv-oder-gatter-2-eingaenge-2--6-v-dip-14-74ac-32-p58124.html?&amp;trstct=pos_8&amp;nbc=1" xlink:type="simple">https://www.reichelt.de/vierfache-positiv-oder-gatter-2-eingaenge-2--6-v-dip-14-74ac-32-p58124.html?&amp;trstct=pos_8&amp;nbc=1</text:a></text:p>
          </table:table-cell>
          <table:table-cell table:style-name="ce30" office:value-type="string" calcext:value-type="string">
            <text:p><text:a xlink:href="https://html.alldatasheet.com/html-pdf/12157/ONSEMI/74AC32/180/1/74AC32.html" xlink:type="simple">https://html.alldatasheet.com/html-pdf/12157/ONSEMI/74AC32/180/1/74AC32.html</text:a></text:p>
          </table:table-cell>
          <table:table-cell table:style-name="ce34" office:value-type="currency" office:currency="EUR" office:value="0.33" calcext:value-type="currency">
            <text:p>0.33 € </text:p>
          </table:table-cell>
          <table:table-cell table:style-name="ce54" office:value-type="float" office:value="3.39" calcext:value-type="float">
            <text:p>3.39</text:p>
          </table:table-cell>
          <table:table-cell table:style-name="ce61" office:value-type="float" office:value="1.31" calcext:value-type="float">
            <text:p>1.31</text:p>
          </table:table-cell>
          <table:table-cell table:style-name="ce37" table:number-columns-repeated="1016"/>
        </table:table-row>
        <table:table-row table:style-name="ro2">
          <table:table-cell table:style-name="ce20" office:value-type="string" calcext:value-type="string">
            <text:p>NAND-Gate</text:p>
          </table:table-cell>
          <table:table-cell table:style-name="ce20" office:value-type="string" calcext:value-type="string">
            <text:p>74HC 00</text:p>
          </table:table-cell>
          <table:table-cell table:style-name="ce25" office:value-type="string" calcext:value-type="string">
            <text:p>NAND-Gate, 2-Input, 4.5 ... 5.5 V, DIL-14</text:p>
          </table:table-cell>
          <table:table-cell table:style-name="ce29" office:value-type="string" calcext:value-type="string">
            <text:p><text:a xlink:href="https://www.reichelt.de/4-fach-2-eingangs-nand-gatter-2--6-v-dil-14-74hc-00-p3119.html?&amp;trstct=pos_0&amp;nbc=1" xlink:type="simple">https://www.reichelt.de/4-fach-2-eingangs-nand-gatter-2--6-v-dil-14-74hc-00-p3119.html?&amp;trstct=pos_0&amp;nbc=1</text:a></text:p>
          </table:table-cell>
          <table:table-cell table:style-name="ce29" office:value-type="string" calcext:value-type="string">
            <text:p><text:a xlink:href="https://cdn-reichelt.de/documents/datenblatt/A200/DS_NXP_74HC00.pdf" xlink:type="simple">https://cdn-reichelt.de/documents/datenblatt/A200/DS_NXP_74HC00.pdf</text:a></text:p>
          </table:table-cell>
          <table:table-cell table:style-name="ce34" office:value-type="currency" office:currency="EUR" office:value="0.26" calcext:value-type="currency">
            <text:p>0.26 € </text:p>
          </table:table-cell>
          <table:table-cell table:style-name="ce54" office:value-type="float" office:value="3.74" calcext:value-type="float">
            <text:p>3.74</text:p>
          </table:table-cell>
          <table:table-cell table:style-name="ce61" office:value-type="float" office:value="6.54" calcext:value-type="float">
            <text:p>6.54</text:p>
          </table:table-cell>
          <table:table-cell table:style-name="ce37" table:number-columns-repeated="1016"/>
        </table:table-row>
        <table:table-row table:style-name="ro2">
          <table:table-cell table:style-name="ce20" office:value-type="string" calcext:value-type="string">
            <text:p>NAND-Gate</text:p>
          </table:table-cell>
          <table:table-cell table:style-name="ce20" office:value-type="string" calcext:value-type="string">
            <text:p>74HCT 00</text:p>
          </table:table-cell>
          <table:table-cell table:style-name="ce25" office:value-type="string" calcext:value-type="string">
            <text:p>NAND-Gate, 2-Input, 4.5 ... 5.5 V, DIP-14</text:p>
          </table:table-cell>
          <table:table-cell table:style-name="ce29" office:value-type="string" calcext:value-type="string">
            <text:p><text:a xlink:href="https://www.reichelt.de/nand-gate-2-input-4-5--5-5-v-dil-14-74hct-00-p3303.html?&amp;trstct=pos_0&amp;nbc=1" xlink:type="simple">https://www.reichelt.de/nand-gate-2-input-4-5--5-5-v-dil-14-74hct-00-p3303.html?&amp;trstct=pos_0&amp;nbc=1</text:a></text:p>
          </table:table-cell>
          <table:table-cell table:style-name="ce29" office:value-type="string" calcext:value-type="string">
            <text:p><text:a xlink:href="https://pdf1.alldatasheet.com/datasheet-pdf/view/1141085/SS/74HCT00.html" xlink:type="simple">https://pdf1.alldatasheet.com/datasheet-pdf/view/1141085/SS/74HCT00.html</text:a></text:p>
          </table:table-cell>
          <table:table-cell table:style-name="ce34" office:value-type="currency" office:currency="EUR" office:value="0.33" calcext:value-type="currency">
            <text:p>0.33 € </text:p>
          </table:table-cell>
          <table:table-cell table:style-name="ce54" office:value-type="float" office:value="3.74" calcext:value-type="float">
            <text:p>3.74</text:p>
          </table:table-cell>
          <table:table-cell table:style-name="ce61" office:value-type="float" office:value="6.54" calcext:value-type="float">
            <text:p>6.54</text:p>
          </table:table-cell>
          <table:table-cell table:style-name="ce37" table:number-columns-repeated="1016"/>
        </table:table-row>
        <table:table-row table:style-name="ro2">
          <table:table-cell table:style-name="ce20" office:value-type="string" calcext:value-type="string">
            <text:p>AND-Gate</text:p>
          </table:table-cell>
          <table:table-cell table:style-name="ce20" office:value-type="string" calcext:value-type="string">
            <text:p>74HCT 08</text:p>
          </table:table-cell>
          <table:table-cell table:style-name="ce25" office:value-type="string" calcext:value-type="string">
            <text:p>AND-Gate, 2 Element, 4,5 ... 5,5 V, DIL-14</text:p>
          </table:table-cell>
          <table:table-cell table:style-name="ce29" office:value-type="string" calcext:value-type="string">
            <text:p><text:a xlink:href="https://www.reichelt.de/and-gate-2-element-4-5--5-5-v-dil-14-74hct-08-p3307.html?&amp;trstct=pos_4&amp;nbc=1" xlink:type="simple">https://www.reichelt.de/and-gate-2-element-4-5--5-5-v-dil-14-74hct-08-p3307.html?&amp;trstct=pos_4&amp;nbc=1</text:a></text:p>
          </table:table-cell>
          <table:table-cell table:style-name="ce29" office:value-type="string" calcext:value-type="string">
            <text:p><text:a xlink:href="https://cdn-reichelt.de/documents/datenblatt/A240/74HCT08%23STM.pdf" xlink:type="simple">https://cdn-reichelt.de/documents/datenblatt/A240/74HCT08%23STM.pdf</text:a></text:p>
          </table:table-cell>
          <table:table-cell table:style-name="ce34" office:value-type="currency" office:currency="EUR" office:value="0.36" calcext:value-type="currency">
            <text:p>0.36 € </text:p>
          </table:table-cell>
          <table:table-cell table:style-name="ce54" office:value-type="float" office:value="4.32" calcext:value-type="float">
            <text:p>4.32</text:p>
          </table:table-cell>
          <table:table-cell table:style-name="ce61" office:value-type="float" office:value="10.66" calcext:value-type="float">
            <text:p>10.66</text:p>
          </table:table-cell>
          <table:table-cell table:style-name="ce37" table:number-columns-repeated="1016"/>
        </table:table-row>
        <table:table-row table:style-name="ro2">
          <table:table-cell table:style-name="ce20" office:value-type="string" calcext:value-type="string">
            <text:p>OR-Gate</text:p>
          </table:table-cell>
          <table:table-cell table:style-name="ce20" office:value-type="string" calcext:value-type="string">
            <text:p>74HC 32</text:p>
          </table:table-cell>
          <table:table-cell table:style-name="ce25" office:value-type="string" calcext:value-type="string">
            <text:p>OR-Gate, 2-Input, 2 ... 6 V, DIL-14</text:p>
          </table:table-cell>
          <table:table-cell table:style-name="ce29" office:value-type="string" calcext:value-type="string">
            <text:p><text:a xlink:href="https://www.reichelt.de/or-gate-2-input-2--6-v-dil-14-74hc-32-p3196.html?&amp;trstct=pos_3&amp;nbc=1" xlink:type="simple">https://www.reichelt.de/or-gate-2-input-2--6-v-dil-14-74hc-32-p3196.html?&amp;trstct=pos_3&amp;nbc=1</text:a></text:p>
          </table:table-cell>
          <table:table-cell table:style-name="ce29" office:value-type="string" calcext:value-type="string">
            <text:p><text:a xlink:href="https://pdf1.alldatasheet.com/datasheet-pdf/view/98369/PHILIPS/74HC32.html" xlink:type="simple">https://pdf1.alldatasheet.com/datasheet-pdf/view/98369/PHILIPS/74HC32.html</text:a></text:p>
          </table:table-cell>
          <table:table-cell table:style-name="ce34" office:value-type="currency" office:currency="EUR" office:value="0.36" calcext:value-type="currency">
            <text:p>0.36 € </text:p>
          </table:table-cell>
          <table:table-cell table:style-name="ce54" office:value-type="float" office:value="5.59" calcext:value-type="float">
            <text:p>5.59</text:p>
          </table:table-cell>
          <table:table-cell table:style-name="ce61" office:value-type="float" office:value="2.3" calcext:value-type="float">
            <text:p>2.30</text:p>
          </table:table-cell>
          <table:table-cell table:style-name="ce37" table:number-columns-repeated="1016"/>
        </table:table-row>
        <table:table-row table:style-name="ro2">
          <table:table-cell table:style-name="ce20" office:value-type="string" calcext:value-type="string">
            <text:p>AND-Gate</text:p>
          </table:table-cell>
          <table:table-cell table:style-name="ce20" office:value-type="string" calcext:value-type="string">
            <text:p>LS 08</text:p>
          </table:table-cell>
          <table:table-cell table:style-name="ce25" office:value-type="string" calcext:value-type="string">
            <text:p>AND-Gate, 2 Element, 4,75 ... 5,25 V, DIL-14</text:p>
          </table:table-cell>
          <table:table-cell table:style-name="ce29" office:value-type="string" calcext:value-type="string">
            <text:p><text:a xlink:href="https://www.reichelt.de/and-gate-2-" xlink:type="simple">https://www.reichelt.de/and-gate-2-</text:a>element-4-75--5-25-v-dil-14-ls-08-p10592.html?&amp;trstct=pos_7&amp;nbc=1</text:p>
          </table:table-cell>
          <table:table-cell table:style-name="ce29" office:value-type="string" calcext:value-type="string">
            <text:p><text:a xlink:href="https://cdn-reichelt.de/documents/datenblatt/A200/LS08_TEX.pdf" xlink:type="simple">https://cdn-reichelt.de/documents/datenblatt/A200/LS08_TEX.pdf</text:a></text:p>
          </table:table-cell>
          <table:table-cell table:style-name="ce34" office:value-type="currency" office:currency="EUR" office:value="0.69" calcext:value-type="currency">
            <text:p>0.69 € </text:p>
          </table:table-cell>
          <table:table-cell table:style-name="ce54" office:value-type="float" office:value="6.67" calcext:value-type="float">
            <text:p>6.67</text:p>
          </table:table-cell>
          <table:table-cell table:style-name="ce61" office:value-type="float" office:value="6.7" calcext:value-type="float">
            <text:p>6.70</text:p>
          </table:table-cell>
          <table:table-cell table:style-name="ce37" table:number-columns-repeated="1016"/>
        </table:table-row>
        <table:table-row table:style-name="ro2">
          <table:table-cell table:style-name="ce20" office:value-type="string" calcext:value-type="string">
            <text:p>XOR-Gate</text:p>
          </table:table-cell>
          <table:table-cell table:style-name="ce20" office:value-type="string" calcext:value-type="string">
            <text:p>74HC 86</text:p>
          </table:table-cell>
          <table:table-cell table:style-name="ce25" office:value-type="string" calcext:value-type="string">
            <text:p>Vierfache 2-Eingangs-Exklusiv-ODER-Gatter, 2 ... 6 V, DIL-14</text:p>
          </table:table-cell>
          <table:table-cell table:style-name="ce29" office:value-type="string" calcext:value-type="string">
            <text:p><text:a xlink:href="https://www.reichelt.de/vierfache-2-eingangs-exklusiv-oder-gatter-2--6-v-dil-14-74hc-86-p3300.html?&amp;trstct=pol_8&amp;nbc=1" xlink:type="simple">https://www.reichelt.de/vierfache-2-eingangs-exklusiv-oder-gatter-2--6-v-dil-14-74hc-86-p3300.html?&amp;trstct=pol_8&amp;nbc=1</text:a></text:p>
          </table:table-cell>
          <table:table-cell table:style-name="ce29" office:value-type="string" calcext:value-type="string">
            <text:p><text:a xlink:href="https://cdn-reichelt.de/documents/datenblatt/A240/74HC86%23PHI.pdf" xlink:type="simple">https://cdn-reichelt.de/documents/datenblatt/A240/74HC86%23PHI.pdf</text:a></text:p>
          </table:table-cell>
          <table:table-cell table:style-name="ce34" office:value-type="currency" office:currency="EUR" office:value="0.48" calcext:value-type="currency">
            <text:p>0.48 € </text:p>
          </table:table-cell>
          <table:table-cell table:style-name="ce54" office:value-type="float" office:value="7.31" calcext:value-type="float">
            <text:p>7.31</text:p>
          </table:table-cell>
          <table:table-cell table:style-name="ce61" office:value-type="float" office:value="4.15" calcext:value-type="float">
            <text:p>4.15</text:p>
          </table:table-cell>
          <table:table-cell table:style-name="ce37" table:number-columns-repeated="1016"/>
        </table:table-row>
        <table:table-row table:style-name="ro2">
          <table:table-cell table:style-name="ce20" office:value-type="string" calcext:value-type="string">
            <text:p>OR-Gate</text:p>
          </table:table-cell>
          <table:table-cell table:style-name="ce20" office:value-type="string" calcext:value-type="string">
            <text:p>LS 32</text:p>
          </table:table-cell>
          <table:table-cell table:style-name="ce25" office:value-type="string" calcext:value-type="string">
            <text:p>OR-Gate, 2-Input, 4,75 ... 5,25 V, DIL-14</text:p>
          </table:table-cell>
          <table:table-cell table:style-name="ce29" office:value-type="string" calcext:value-type="string">
            <text:p><text:a xlink:href="https://www.reichelt.de/or-gate-2-input-4-75--5-25-v-dil-14-ls-32-p10698.html?&amp;trstct=pos_4&amp;nbc=1" xlink:type="simple">https://www.reichelt.de/or-gate-2-input-4-75--5-25-v-dil-14-ls-32-p10698.html?&amp;trstct=pos_4&amp;nbc=1</text:a></text:p>
          </table:table-cell>
          <table:table-cell table:style-name="ce29" office:value-type="string" calcext:value-type="string">
            <text:p><text:a xlink:href="https://www.ti.com/lit/ds/symlink/sn54ls32-sp.pdf?ts=1637062674209&amp;ref_url=https%253A%252F%252Fwww.google.com%252F" xlink:type="simple">https://www.ti.com/lit/ds/symlink/sn54ls32-sp.pdf?ts=1637062674209&amp;ref_url=https%253A%252F%252Fwww.google.com%252F</text:a></text:p>
          </table:table-cell>
          <table:table-cell table:style-name="ce34" office:value-type="currency" office:currency="EUR" office:value="0.57" calcext:value-type="currency">
            <text:p>0.57 € </text:p>
          </table:table-cell>
          <table:table-cell table:style-name="ce57" office:value-type="float" office:value="9.02" calcext:value-type="float">
            <text:p>9.02</text:p>
          </table:table-cell>
          <table:table-cell table:style-name="ce57" office:value-type="float" office:value="10.06" calcext:value-type="float">
            <text:p>10.06</text:p>
          </table:table-cell>
          <table:table-cell table:style-name="ce37" table:number-columns-repeated="1016"/>
        </table:table-row>
        <table:table-row table:style-name="ro2">
          <table:table-cell table:style-name="ce20" office:value-type="string" calcext:value-type="string">
            <text:p>XOR-Gate</text:p>
          </table:table-cell>
          <table:table-cell table:style-name="ce20" office:value-type="string" calcext:value-type="string">
            <text:p>LS 86</text:p>
          </table:table-cell>
          <table:table-cell table:style-name="ce25" office:value-type="string" calcext:value-type="string">
            <text:p>XOR-Gate, 2-Input, 4,75 ... 5,25 V, DIL-14</text:p>
          </table:table-cell>
          <table:table-cell table:style-name="ce29" office:value-type="string" calcext:value-type="string">
            <text:p><text:a xlink:href="https://www.reichelt.de/xor-gate-2-input-4-75--5-25-v-dil-14-ls-86-p10826.html?&amp;trstct=pol_7&amp;nbc=1" xlink:type="simple">https://www.reichelt.de/xor-gate-2-input-4-75--5-25-v-dil-14-ls-86-p10826.html?&amp;trstct=pol_7&amp;nbc=1</text:a></text:p>
          </table:table-cell>
          <table:table-cell table:style-name="ce29" office:value-type="string" calcext:value-type="string">
            <text:p><text:a xlink:href="https://cdn-reichelt.de/documents/datenblatt/A240/74LS86%23TEX.pdf" xlink:type="simple">https://cdn-reichelt.de/documents/datenblatt/A240/74LS86%23TEX.pdf</text:a></text:p>
          </table:table-cell>
          <table:table-cell table:style-name="ce34" office:value-type="currency" office:currency="EUR" office:value="0.69" calcext:value-type="currency">
            <text:p>0.69 € </text:p>
          </table:table-cell>
          <table:table-cell table:style-name="ce54" office:value-type="float" office:value="9.96" calcext:value-type="float">
            <text:p>9.96</text:p>
          </table:table-cell>
          <table:table-cell table:style-name="ce61" office:value-type="float" office:value="13.72" calcext:value-type="float">
            <text:p>13.72</text:p>
          </table:table-cell>
          <table:table-cell table:style-name="ce37" table:number-columns-repeated="1016"/>
        </table:table-row>
        <table:table-row table:style-name="ro2">
          <table:table-cell table:style-name="ce20" office:value-type="string" calcext:value-type="string">
            <text:p>AND-Gate</text:p>
          </table:table-cell>
          <table:table-cell table:style-name="ce20" office:value-type="string" calcext:value-type="string">
            <text:p>74HC 08</text:p>
          </table:table-cell>
          <table:table-cell table:style-name="ce25" office:value-type="string" calcext:value-type="string">
            <text:p>74HC 08 AND-Gate, 2 Element, 2 ... 6 V, DIL-14</text:p>
          </table:table-cell>
          <table:table-cell table:style-name="ce29" office:value-type="string" calcext:value-type="string">
            <text:p><text:a xlink:href="https://www.reichelt.de/and-gate-2-element-2--6-v-dil-14-74hc-08-p3124.html?&amp;trstct=pos_5&amp;nbc=1" xlink:type="simple">https://www.reichelt.de/and-gate-2-element-2--6-v-dil-14-74hc-08-p3124.html?&amp;trstct=pos_5&amp;nbc=1</text:a></text:p>
          </table:table-cell>
          <table:table-cell table:style-name="ce29" office:value-type="string" calcext:value-type="string">
            <text:p><text:a xlink:href="https://pdf1.alldatasheet.com/datasheet-pdf/view/15524/PHILIPS/74HC08.html" xlink:type="simple">https://pdf1.alldatasheet.com/datasheet-pdf/view/15524/PHILIPS/74HC08.html</text:a></text:p>
          </table:table-cell>
          <table:table-cell table:style-name="ce34" office:value-type="currency" office:currency="EUR" office:value="0.29" calcext:value-type="currency">
            <text:p>0.29 € </text:p>
          </table:table-cell>
          <table:table-cell table:style-name="ce54" office:value-type="float" office:value="16.97" calcext:value-type="float">
            <text:p>16.97</text:p>
          </table:table-cell>
          <table:table-cell table:style-name="ce61" office:value-type="float" office:value="10.54" calcext:value-type="float">
            <text:p>10.54</text:p>
          </table:table-cell>
          <table:table-cell table:style-name="ce37" table:number-columns-repeated="1016"/>
        </table:table-row>
        <table:table-row table:style-name="ro2">
          <table:table-cell table:style-name="ce20" office:value-type="string" calcext:value-type="string">
            <text:p>XOR-Gate</text:p>
          </table:table-cell>
          <table:table-cell table:style-name="ce20" office:value-type="string" calcext:value-type="string">
            <text:p>CD 4070BE TEX</text:p>
          </table:table-cell>
          <table:table-cell table:style-name="ce25" office:value-type="string" calcext:value-type="string">
            <text:p>XOR/XNOR-Gate, 2-Input, 3 ... 18 V, DIL-14</text:p>
          </table:table-cell>
          <table:table-cell table:style-name="ce30" office:value-type="string" calcext:value-type="string">
            <text:p><text:a xlink:href="https://www.reichelt.de/xor-gate-2-input-3--18-v-dil-14-cd-4070be-tex-p216655.html?&amp;trstct=pol_10&amp;nbc=1" xlink:type="simple">https://www.reichelt.de/xor-gate-2-input-3--18-v-dil-14-cd-4070be-tex-p216655.html?&amp;trstct=pol_10&amp;nbc=1</text:a></text:p>
          </table:table-cell>
          <table:table-cell table:style-name="ce29" office:value-type="string" calcext:value-type="string">
            <text:p><text:a xlink:href="https://pdf1.alldatasheet.com/datasheet-pdf/view/26888/TI/CD4070BE.html" xlink:type="simple">https://pdf1.alldatasheet.com/datasheet-pdf/view/26888/TI/CD4070BE.html</text:a></text:p>
          </table:table-cell>
          <table:table-cell table:style-name="ce34" office:value-type="currency" office:currency="EUR" office:value="0.42" calcext:value-type="currency">
            <text:p>0.42 € </text:p>
          </table:table-cell>
          <table:table-cell table:style-name="ce54" office:value-type="float" office:value="55.06" calcext:value-type="float">
            <text:p>55.06</text:p>
          </table:table-cell>
          <table:table-cell table:style-name="ce61" office:value-type="float" office:value="70.87" calcext:value-type="float">
            <text:p>70.87</text:p>
          </table:table-cell>
          <table:table-cell table:style-name="ce37" table:number-columns-repeated="1016"/>
        </table:table-row>
        <table:table-row table:style-name="ro2">
          <table:table-cell table:style-name="ce20" office:value-type="string" calcext:value-type="string">
            <text:p>NAND-Gate</text:p>
          </table:table-cell>
          <table:table-cell table:style-name="ce20" office:value-type="string" calcext:value-type="string">
            <text:p>MOS 4093</text:p>
          </table:table-cell>
          <table:table-cell table:style-name="ce20" office:value-type="string" calcext:value-type="string">
            <text:p>NAND-Gate, 2-Input, 3 ... 20 V, DIP-14</text:p>
          </table:table-cell>
          <table:table-cell table:style-name="ce29" office:value-type="string" calcext:value-type="string">
            <text:p><text:a xlink:href="https://www.reichelt.de/nand-gate-2-input-3-20-v-dip-14-mos-4093-p12636.html?&amp;trstct=pos_14&amp;nbc=1" xlink:type="simple">https://www.reichelt.de/nand-gate-2-input-3-20-v-dip-14-mos-4093-p12636.html?&amp;trstct=pos_14&amp;nbc=1</text:a></text:p>
          </table:table-cell>
          <table:table-cell table:style-name="ce29" office:value-type="string" calcext:value-type="string">
            <text:p><text:a xlink:href="https://cdn-reichelt.de/documents/datenblatt/A200/MOS4093STM.pdf" xlink:type="simple">https://cdn-reichelt.de/documents/datenblatt/A200/MOS4093STM.pdf</text:a></text:p>
          </table:table-cell>
          <table:table-cell table:style-name="ce34" office:value-type="currency" office:currency="EUR" office:value="0.31" calcext:value-type="currency">
            <text:p>0.31 € </text:p>
          </table:table-cell>
          <table:table-cell table:style-name="ce58" office:value-type="float" office:value="90.74" calcext:value-type="float">
            <text:p>90.7</text:p>
          </table:table-cell>
          <table:table-cell table:style-name="ce62" office:value-type="float" office:value="48.93" calcext:value-type="float">
            <text:p>48.9</text:p>
          </table:table-cell>
          <table:table-cell table:style-name="ce37" table:number-columns-repeated="1016"/>
        </table:table-row>
        <table:table-row table:style-name="ro2">
          <table:table-cell table:style-name="ce20" office:value-type="string" calcext:value-type="string">
            <text:p>ZIF</text:p>
          </table:table-cell>
          <table:table-cell table:style-name="ce20" office:value-type="string" calcext:value-type="string">
            <text:p>TEX 24</text:p>
          </table:table-cell>
          <table:table-cell table:style-name="ce20" office:value-type="string" calcext:value-type="string">
            <text:p><text:s/>IC-Sockel, 24-polig, Burn-in-Sockel, Nullkraft</text:p>
          </table:table-cell>
          <table:table-cell table:style-name="ce29" office:value-type="string" calcext:value-type="string">
            <text:p><text:a xlink:href="https://www.reichelt.de/ic-sockel-24-polig-burn-in-sockel-nullkraft-tex-24-p21312.html?&amp;trstct=pol_2&amp;nbc=1" xlink:type="simple">https://www.reichelt.de/ic-sockel-24-polig-burn-in-sockel-nullkraft-tex-24-p21312.html?&amp;trstct=pol_2&amp;nbc=1</text:a></text:p>
          </table:table-cell>
          <table:table-cell table:style-name="ce29" office:value-type="string" calcext:value-type="string">
            <text:p><text:a xlink:href="https://cdn-reichelt.de/documents/datenblatt/C130/TEX%23IMP.pdf" xlink:type="simple">https://cdn-reichelt.de/documents/datenblatt/C130/TEX%23IMP.pdf</text:a></text:p>
          </table:table-cell>
          <table:table-cell table:style-name="ce34" office:value-type="currency" office:currency="EUR" office:value="10.67" calcext:value-type="currency">
            <text:p>10.67 € </text:p>
          </table:table-cell>
          <table:table-cell table:style-name="ce58"/>
          <table:table-cell table:style-name="ce62"/>
          <table:table-cell table:style-name="ce17" table:number-columns-repeated="1016"/>
        </table:table-row>
        <table:table-row table:style-name="ro2">
          <table:table-cell table:style-name="ce20" office:value-type="string" calcext:value-type="string">
            <text:p>XOR-Gate</text:p>
          </table:table-cell>
          <table:table-cell table:style-name="ce20" office:value-type="string" calcext:value-type="string">
            <text:p>CD 4030BE TEX</text:p>
          </table:table-cell>
          <table:table-cell table:style-name="ce25" office:value-type="string" calcext:value-type="string">
            <text:p>XOR-Gate, Quad, 3 ... 18 V, DIL-14</text:p>
          </table:table-cell>
          <table:table-cell table:style-name="ce29" office:value-type="string" calcext:value-type="string">
            <text:p><text:a xlink:href="https://www.reichelt.de/xor-gate-quad-3--18-v-dil-14-cd-4030be-tex-p216648.html?&amp;nbc=1" xlink:type="simple">https://www.reichelt.de/xor-gate-quad-3--18-v-dil-14-cd-4030be-tex-p216648.html?&amp;nbc=1</text:a></text:p>
          </table:table-cell>
          <table:table-cell table:style-name="ce29" office:value-type="string" calcext:value-type="string">
            <text:p><text:a xlink:href="https://cdn-reichelt.de/documents/datenblatt/A200/CD4030B_ENG_TDS.pdf" xlink:type="simple">https://cdn-reichelt.de/documents/datenblatt/A200/CD4030B_ENG_TDS.pdf</text:a></text:p>
          </table:table-cell>
          <table:table-cell table:style-name="ce34" office:value-type="currency" office:currency="EUR" office:value="0.32" calcext:value-type="currency">
            <text:p>0.32 € </text:p>
          </table:table-cell>
          <table:table-cell table:style-name="ce54"/>
          <table:table-cell table:style-name="ce61"/>
          <table:table-cell table:style-name="ce17" table:number-columns-repeated="1016"/>
        </table:table-row>
        <table:table-row table:style-name="ro2">
          <table:table-cell table:style-name="ce20" office:value-type="string" calcext:value-type="string">
            <text:p>USB &lt;-&gt; Serial</text:p>
          </table:table-cell>
          <table:table-cell table:style-name="ce20" office:value-type="string" calcext:value-type="string">
            <text:p>DEBO MUSB2UART 2</text:p>
          </table:table-cell>
          <table:table-cell table:style-name="ce25" office:value-type="string" calcext:value-type="string">
            <text:p>Entwicklerboards - microUSB Buchse auf UART, CP2102</text:p>
          </table:table-cell>
          <table:table-cell table:style-name="ce29" office:value-type="string" calcext:value-type="string">
            <text:p><text:a xlink:href="https://www.reichelt.de/entwicklerboards-microusb-buchse-auf-uart-cp2102-debo-musb2uart-2-p266052.html?PROVID=2788&amp;gclid=EAIaIQobChMIh8WtroCY7AIVU-3tCh0yew5IEAQYAiABEgJqavD_BwE" xlink:type="simple">https://www.reichelt.de/entwicklerboards-microusb-buchse-auf-uart-cp2102-debo-musb2uart-2-p266052.html?PROVID=2788&amp;gclid=EAIaIQobChMIh8WtroCY7AIVU-3tCh0yew5IEAQYAiABEgJqavD_BwE</text:a></text:p>
          </table:table-cell>
          <table:table-cell table:style-name="ce32" office:value-type="string" calcext:value-type="string">
            <text:p><text:s/></text:p>
          </table:table-cell>
          <table:table-cell table:style-name="ce34" office:value-type="currency" office:currency="EUR" office:value="5.02" calcext:value-type="currency">
            <text:p>5.02 € </text:p>
          </table:table-cell>
          <table:table-cell table:style-name="ce58"/>
          <table:table-cell table:style-name="ce62"/>
          <table:table-cell table:style-name="ce37" table:number-columns-repeated="1016"/>
        </table:table-row>
        <table:table-row table:style-name="ro2">
          <table:table-cell table:style-name="ce20" office:value-type="string" calcext:value-type="string">
            <text:p>Taster</text:p>
          </table:table-cell>
          <table:table-cell table:style-name="ce20" office:value-type="string" calcext:value-type="string">
            <text:p>RND 210-00194</text:p>
          </table:table-cell>
          <table:table-cell table:style-name="ce20" office:value-type="string" calcext:value-type="string">
            <text:p>PCB 12 VDC 50 mA</text:p>
          </table:table-cell>
          <table:table-cell table:style-name="ce29" office:value-type="string" calcext:value-type="string">
            <text:p><text:a xlink:href="https://www.reichelt.de/printtaster-tht-2-45-n-6-x-6-x-7-mm-rnd-210-00194-p226415.html" xlink:type="simple">https://www.reichelt.de/printtaster-tht-2-45-n-6-x-6-x-7-mm-rnd-210-00194-p226415.html</text:a></text:p>
          </table:table-cell>
          <table:table-cell table:style-name="ce32" office:value-type="string" calcext:value-type="string">
            <text:p><text:s/></text:p>
          </table:table-cell>
          <table:table-cell table:style-name="ce34" office:value-type="currency" office:currency="EUR" office:value="0.146" calcext:value-type="currency">
            <text:p>0.15 € </text:p>
          </table:table-cell>
          <table:table-cell table:style-name="ce58"/>
          <table:table-cell table:style-name="ce62"/>
          <table:table-cell table:style-name="ce37" table:number-columns-repeated="1016"/>
        </table:table-row>
        <table:table-row table:style-name="ro2">
          <table:table-cell table:style-name="ce20" office:value-type="string" calcext:value-type="string">
            <text:p>SRAM</text:p>
          </table:table-cell>
          <table:table-cell table:style-name="ce23" office:value-type="string" calcext:value-type="string">
            <text:p>UT6264C-70</text:p>
          </table:table-cell>
          <table:table-cell table:style-name="ce25" office:value-type="string" calcext:value-type="string">
            <text:p>8K x 8, 4.5V … 5.5V, 70 ns, PDIP-28, A13</text:p>
          </table:table-cell>
          <table:table-cell table:style-name="ce29" office:value-type="string" calcext:value-type="string">
            <text:p><text:a xlink:href="https://www.reichelt.de/sram-64-kb-8-k-x-8-4-5-5-5-v-dil-28-6264-70-p2676.html?&amp;trstct=pos_1&amp;nbc=1" xlink:type="simple">https://www.reichelt.de/sram-64-kb-8-k-x-8-4-5-5-5-v-dil-28-6264-70-p2676.html?&amp;trstct=pos_1&amp;nbc=1</text:a></text:p>
          </table:table-cell>
          <table:table-cell table:style-name="ce29" office:value-type="string" calcext:value-type="string">
            <text:p><text:a xlink:href="https://cdn-reichelt.de/documents/datenblatt/A300/UT6264.PDF" xlink:type="simple">https://cdn-reichelt.de/documents/datenblatt/A300/UT6264.PDF</text:a></text:p>
          </table:table-cell>
          <table:table-cell table:style-name="ce34" office:value-type="currency" office:currency="EUR" office:value="2.1" calcext:value-type="currency">
            <text:p>2.10 € </text:p>
          </table:table-cell>
          <table:table-cell table:style-name="ce58"/>
          <table:table-cell table:style-name="ce62"/>
          <table:table-cell table:style-name="ce37" table:number-columns-repeated="1016"/>
        </table:table-row>
        <table:table-row table:style-name="ro2">
          <table:table-cell table:style-name="ce20" office:value-type="string" calcext:value-type="string">
            <text:p>Shift Bit Register</text:p>
          </table:table-cell>
          <table:table-cell table:style-name="ce20" office:value-type="string" calcext:value-type="string">
            <text:p>MOS 4014</text:p>
          </table:table-cell>
          <table:table-cell table:style-name="ce25" office:value-type="string" calcext:value-type="string">
            <text:p><text:s/>Shift Register, 8-Bit, 3 ... 15 V, DIP-16</text:p>
          </table:table-cell>
          <table:table-cell table:style-name="ce29" office:value-type="string" calcext:value-type="string">
            <text:p><text:a xlink:href="https://www.reichelt.de/shift-register-8-bit-3--15-v-dip-16-mos-4014-p12556.html?&amp;trstct=pos_2&amp;nbc=1" xlink:type="simple">https://www.reichelt.de/shift-register-8-bit-3--15-v-dip-16-mos-4014-p12556.html?&amp;trstct=pos_2&amp;nbc=1</text:a></text:p>
          </table:table-cell>
          <table:table-cell table:style-name="ce29" office:value-type="string" calcext:value-type="string">
            <text:p><text:a xlink:href="https://cdn-reichelt.de/documents/datenblatt/A200/mos4014.pdf" xlink:type="simple">https://cdn-reichelt.de/documents/datenblatt/A200/mos4014.pdf</text:a></text:p>
          </table:table-cell>
          <table:table-cell table:style-name="ce34" office:value-type="currency" office:currency="EUR" office:value="0.58" calcext:value-type="currency">
            <text:p>0.58 € </text:p>
          </table:table-cell>
          <table:table-cell table:style-name="ce58"/>
          <table:table-cell table:style-name="ce62"/>
          <table:table-cell table:style-name="ce37" table:number-columns-repeated="1016"/>
        </table:table-row>
        <table:table-row table:style-name="ro2">
          <table:table-cell table:style-name="ce20" office:value-type="string" calcext:value-type="string">
            <text:p>R Kit</text:p>
          </table:table-cell>
          <table:table-cell table:style-name="ce20" office:value-type="string" calcext:value-type="string">
            <text:p>QUAD 201711P003</text:p>
          </table:table-cell>
          <table:table-cell table:style-name="ce20" office:value-type="string" calcext:value-type="string">
            <text:p>Kohleschicht-Widerstand 0,5 W, 1 Ohm - 1M Ohm, 400 Stück</text:p>
          </table:table-cell>
          <table:table-cell table:style-name="ce29" office:value-type="string" calcext:value-type="string">
            <text:p><text:a xlink:href="https://www.reichelt.de/kohleschicht-widerstand-0-5-w-1-ohm-1m-ohm-400-stueck-quad-201711p003-p280147.html?&amp;trstct=pos_0&amp;nbc=1" xlink:type="simple">https://www.reichelt.de/kohleschicht-widerstand-0-5-w-1-ohm-1m-ohm-400-stueck-quad-201711p003-p280147.html?&amp;trstct=pos_0&amp;nbc=1</text:a></text:p>
          </table:table-cell>
          <table:table-cell table:style-name="ce33" office:value-type="string" calcext:value-type="string">
            <text:p><text:a xlink:href="https://cdn-reichelt.de/documents/datenblatt/D800/201711P003_DB_EN.pdf" xlink:type="simple">https://cdn-reichelt.de/documents/datenblatt/D800/201711P003_DB_EN.pdf</text:a></text:p>
          </table:table-cell>
          <table:table-cell table:style-name="ce34" office:value-type="currency" office:currency="EUR" office:value="13.26" calcext:value-type="currency">
            <text:p>13.26 € </text:p>
          </table:table-cell>
          <table:table-cell table:style-name="ce58"/>
          <table:table-cell table:style-name="ce62"/>
          <table:table-cell table:style-name="ce37" table:number-columns-repeated="1016"/>
        </table:table-row>
        <table:table-row table:style-name="ro2">
          <table:table-cell table:style-name="ce20" office:value-type="string" calcext:value-type="string">
            <text:p>Potentiometer Kappe</text:p>
          </table:table-cell>
          <table:table-cell table:style-name="ce20" office:value-type="string" calcext:value-type="string">
            <text:p>ACP 9 S</text:p>
          </table:table-cell>
          <table:table-cell table:style-name="ce20" office:value-type="string" calcext:value-type="string">
            <text:p>Steckachse, Ø6 x 19,7 mm, schwarz</text:p>
          </table:table-cell>
          <table:table-cell table:style-name="ce29" office:value-type="string" calcext:value-type="string">
            <text:p><text:a xlink:href="https://www.reichelt.de/steckachse-6-x-19-7-mm-schwarz-achse-acp-9-s-p111813.html?&amp;trstct=pos_0&amp;nbc=1" xlink:type="simple">https://www.reichelt.de/steckachse-6-x-19-7-mm-schwarz-achse-acp-9-s-p111813.html?&amp;trstct=pos_0&amp;nbc=1</text:a></text:p>
          </table:table-cell>
          <table:table-cell table:style-name="ce33" office:value-type="string" calcext:value-type="string">
            <text:p><text:span text:style-name="T1"><text:a xlink:href="https://cdn-reichelt.de/documents/datenblatt/B400/DS_ACP_CA9.pdf" xlink:type="simple">https://cdn-reichelt.de/documents/datenblatt/B400/DS_ACP_CA9.pdf</text:a></text:span></text:p>
          </table:table-cell>
          <table:table-cell table:style-name="ce34" office:value-type="currency" office:currency="EUR" office:value="0.07" calcext:value-type="currency">
            <text:p>0.07 € </text:p>
          </table:table-cell>
          <table:table-cell table:style-name="ce58"/>
          <table:table-cell table:style-name="ce62"/>
          <table:table-cell table:style-name="ce37" table:number-columns-repeated="1016"/>
        </table:table-row>
        <table:table-row table:style-name="ro2">
          <table:table-cell table:style-name="ce20" office:value-type="string" calcext:value-type="string">
            <text:p>Potentiometer 1M</text:p>
          </table:table-cell>
          <table:table-cell table:style-name="ce20" office:value-type="string" calcext:value-type="string">
            <text:p>ACP 9-L 1M</text:p>
          </table:table-cell>
          <table:table-cell table:style-name="ce20" office:value-type="string" calcext:value-type="string">
            <text:p>Einstellpotentiometer, liegend, 1,0 Mohm, 9 mm</text:p>
          </table:table-cell>
          <table:table-cell table:style-name="ce29" office:value-type="string" calcext:value-type="string">
            <text:p><text:a xlink:href="https://www.reichelt.de/einstellpotentiometer-liegend-1-0-mohm-9-mm-acp-9-l-1m-p110249.html?&amp;trstct=pos_0&amp;nbc=1" xlink:type="simple">https://www.reichelt.de/einstellpotentiometer-liegend-1-0-mohm-9-mm-acp-9-l-1m-p110249.html?&amp;trstct=pos_0&amp;nbc=1</text:a></text:p>
          </table:table-cell>
          <table:table-cell table:style-name="ce29" office:value-type="string" calcext:value-type="string">
            <text:p><text:a xlink:href="https://cdn-reichelt.de/documents/datenblatt/B400/DS_ACP_CA9.pdf" xlink:type="simple">https://cdn-reichelt.de/documents/datenblatt/B400/DS_ACP_CA9.pdf</text:a></text:p>
          </table:table-cell>
          <table:table-cell table:style-name="ce34" office:value-type="currency" office:currency="EUR" office:value="0.21" calcext:value-type="currency">
            <text:p>0.21 € </text:p>
          </table:table-cell>
          <table:table-cell table:style-name="ce58"/>
          <table:table-cell table:style-name="ce62"/>
          <table:table-cell table:style-name="ce37" table:number-columns-repeated="1016"/>
        </table:table-row>
        <table:table-row table:style-name="ro2">
          <table:table-cell table:style-name="ce20" office:value-type="string" calcext:value-type="string">
            <text:p>OP-AMP</text:p>
          </table:table-cell>
          <table:table-cell table:style-name="ce20" office:value-type="string" calcext:value-type="string">
            <text:p>4558 C</text:p>
          </table:table-cell>
          <table:table-cell table:style-name="ce25" office:value-type="string" calcext:value-type="string">
            <text:p>Operationsverstärker, 2-fach, DIP-8</text:p>
          </table:table-cell>
          <table:table-cell table:style-name="ce29" office:value-type="string" calcext:value-type="string">
            <text:p><text:a xlink:href="https://www.reichelt.de/operationsverstaerker-2-fach-dip-8--pc-4558-c-p23637.html?PROVID=2788&amp;gclid=EAIaIQobChMI0uWj35Gb7AIVBevtCh3mSwirEAQYAiABEgJ91_D_BwE" xlink:type="simple">https://www.reichelt.de/operationsverstaerker-2-fach-dip-8--pc-4558-c-p23637.html?PROVID=2788&amp;gclid=EAIaIQobChMI0uWj35Gb7AIVBevtCh3mSwirEAQYAiABEgJ91_D_BwE</text:a></text:p>
          </table:table-cell>
          <table:table-cell table:style-name="ce29" office:value-type="string" calcext:value-type="string">
            <text:p><text:a xlink:href="https://cdn-reichelt.de/documents/datenblatt/A200/MC4558.pdf" xlink:type="simple">https://cdn-reichelt.de/documents/datenblatt/A200/MC4558.pdf</text:a></text:p>
          </table:table-cell>
          <table:table-cell table:style-name="ce34" office:value-type="currency" office:currency="EUR" office:value="0.2" calcext:value-type="currency">
            <text:p>0.20 € </text:p>
          </table:table-cell>
          <table:table-cell table:style-name="ce58"/>
          <table:table-cell table:style-name="ce62"/>
          <table:table-cell table:style-name="ce37" table:number-columns-repeated="1016"/>
        </table:table-row>
        <table:table-row table:style-name="ro2">
          <table:table-cell table:style-name="ce20" office:value-type="string" calcext:value-type="string">
            <text:p>NPN-Transistor</text:p>
          </table:table-cell>
          <table:table-cell table:style-name="ce20" office:value-type="string" calcext:value-type="string">
            <text:p>2N2222</text:p>
          </table:table-cell>
          <table:table-cell table:style-name="ce20" office:value-type="string" calcext:value-type="string">
            <text:p>Bipolartransistor, NPN, 60V, 0,8A, 0,5W, TO-18</text:p>
          </table:table-cell>
          <table:table-cell table:style-name="ce29" office:value-type="string" calcext:value-type="string">
            <text:p><text:a xlink:href="https://www.reichelt.de/bipolartransistor-npn-60v-0-8a-0-5w-to-18-2n-2222-p1967.html?&amp;trstct=pos_0&amp;nbc=1" xlink:type="simple">https://www.reichelt.de/bipolartransistor-npn-60v-0-8a-0-5w-to-18-2n-2222-p1967.html?&amp;trstct=pos_0&amp;nbc=1</text:a></text:p>
          </table:table-cell>
          <table:table-cell table:style-name="ce29" office:value-type="string" calcext:value-type="string">
            <text:p><text:a xlink:href="https://cdn-reichelt.de/documents/datenblatt/A100/2N2222-CDIL.pdf" xlink:type="simple">https://cdn-reichelt.de/documents/datenblatt/A100/2N2222-CDIL.pdf</text:a></text:p>
          </table:table-cell>
          <table:table-cell table:style-name="ce34" office:value-type="currency" office:currency="EUR" office:value="0.38" calcext:value-type="currency">
            <text:p>0.38 € </text:p>
          </table:table-cell>
          <table:table-cell table:style-name="ce58"/>
          <table:table-cell table:style-name="ce62"/>
          <table:table-cell table:style-name="ce37" table:number-columns-repeated="1016"/>
        </table:table-row>
        <table:table-row table:style-name="ro2">
          <table:table-cell table:style-name="ce20" office:value-type="string" calcext:value-type="string">
            <text:p>Inverter</text:p>
          </table:table-cell>
          <table:table-cell table:style-name="ce20" office:value-type="string" calcext:value-type="string">
            <text:p>74HCT 540</text:p>
          </table:table-cell>
          <table:table-cell table:style-name="ce25" office:value-type="string" calcext:value-type="string">
            <text:p>8A Inverter</text:p>
          </table:table-cell>
          <table:table-cell table:style-name="ce29" office:value-type="string" calcext:value-type="string">
            <text:p><text:a xlink:href="https://www.reichelt.de/inverter-3-state-4-5-5-5-v-dil-20-74hct-540-p3419.html?PROVID=2788&amp;gclid=EAIaIQobChMIsK7t34ug6QIVyasYCh36wQw3EAkYAiABEgKtmPD_BwE&amp;&amp;r=1" xlink:type="simple">https://www.reichelt.de/inverter-3-state-4-5-5-5-v-dil-20-74hct-540-p3419.html?PROVID=2788&amp;gclid=EAIaIQobChMIsK7t34ug6QIVyasYCh36wQw3EAkYAiABEgKtmPD_BwE&amp;&amp;r=1</text:a></text:p>
          </table:table-cell>
          <table:table-cell table:style-name="ce29" office:value-type="string" calcext:value-type="string">
            <text:p><text:a xlink:href="https://cdn-reichelt.de/documents/datenblatt/A240/74HCT540_74HCT541%23STM.pdf" xlink:type="simple">https://cdn-reichelt.de/documents/datenblatt/A240/74HCT540_74HCT541%23STM.pdf</text:a></text:p>
          </table:table-cell>
          <table:table-cell table:style-name="ce34" office:value-type="currency" office:currency="EUR" office:value="0.26" calcext:value-type="currency">
            <text:p>0.26 € </text:p>
          </table:table-cell>
          <table:table-cell table:style-name="ce58"/>
          <table:table-cell table:style-name="ce62"/>
          <table:table-cell table:style-name="ce37" table:number-columns-repeated="1016"/>
        </table:table-row>
        <table:table-row table:style-name="ro2">
          <table:table-cell table:style-name="ce20" office:value-type="string" calcext:value-type="string">
            <text:p>NAND-Gate</text:p>
          </table:table-cell>
          <table:table-cell table:style-name="ce20" office:value-type="string" calcext:value-type="string">
            <text:p>MOS 4068</text:p>
          </table:table-cell>
          <table:table-cell table:style-name="ce25" office:value-type="string" calcext:value-type="string">
            <text:p>NAND-Gate, 8-Input, 3 ... 15 V, DIP-14</text:p>
          </table:table-cell>
          <table:table-cell table:style-name="ce29" office:value-type="string" calcext:value-type="string">
            <text:p>https://www.reichelt.de/nand-gate-8-input-3--15-v-dip-14-mos-4068-p12621.html?&amp;nbc=1</text:p>
          </table:table-cell>
          <table:table-cell table:style-name="ce29" office:value-type="string" calcext:value-type="string">
            <text:p><text:a xlink:href="https://cdn-reichelt.de/documents/datenblatt/A240/MOS4068_SMD4068%23STM.pdf" xlink:type="simple">https://cdn-reichelt.de/documents/datenblatt/A240/MOS4068_SMD4068%23STM.pdf</text:a></text:p>
          </table:table-cell>
          <table:table-cell table:style-name="ce34" office:value-type="currency" office:currency="EUR" office:value="0.26" calcext:value-type="currency">
            <text:p>0.26 € </text:p>
          </table:table-cell>
          <table:table-cell table:style-name="ce58"/>
          <table:table-cell table:style-name="ce62"/>
          <table:table-cell table:style-name="ce37" table:number-columns-repeated="1016"/>
        </table:table-row>
        <table:table-row table:style-name="ro2">
          <table:table-cell table:style-name="ce20" office:value-type="string" calcext:value-type="string">
            <text:p>LED Kit</text:p>
          </table:table-cell>
          <table:table-cell table:style-name="ce20" office:value-type="string" calcext:value-type="string">
            <text:p>QUAD 201711PO002</text:p>
          </table:table-cell>
          <table:table-cell table:style-name="ce20" office:value-type="string" calcext:value-type="string">
            <text:p>LED-Sortiment 5 mm Superhell + Vorwiderständen, Fassungen</text:p>
          </table:table-cell>
          <table:table-cell table:style-name="ce29" office:value-type="string" calcext:value-type="string">
            <text:p><text:a xlink:href="https://www.reichelt.de/led-sortiment-5-mm-superhell-vorwiderstaenden-fassungen-quad-201711o002-p280140.html?&amp;trstct=pos_5&amp;nbc=1" xlink:type="simple">https://www.reichelt.de/led-sortiment-5-mm-superhell-vorwiderstaenden-fassungen-quad-201711o002-p280140.html?&amp;trstct=pos_5&amp;nbc=1</text:a></text:p>
          </table:table-cell>
          <table:table-cell table:style-name="ce29" office:value-type="string" calcext:value-type="string">
            <text:p><text:a xlink:href="https://cdn-reichelt.de/documents/datenblatt/A500/201711O002_DB_EN.pdf" xlink:type="simple">https://cdn-reichelt.de/documents/datenblatt/A500/201711O002_DB_EN.pdf</text:a></text:p>
          </table:table-cell>
          <table:table-cell table:style-name="ce34" office:value-type="currency" office:currency="EUR" office:value="7.51" calcext:value-type="currency">
            <text:p>7.51 € </text:p>
          </table:table-cell>
          <table:table-cell table:style-name="ce58"/>
          <table:table-cell table:style-name="ce62"/>
          <table:table-cell table:style-name="ce37" table:number-columns-repeated="1016"/>
        </table:table-row>
        <table:table-row table:style-name="ro2">
          <table:table-cell table:style-name="ce20" office:value-type="string" calcext:value-type="string">
            <text:p>LCD grafic display</text:p>
          </table:table-cell>
          <table:table-cell table:style-name="ce20" office:value-type="string" calcext:value-type="string">
            <text:p>LCD-128X64GN AB</text:p>
          </table:table-cell>
          <table:table-cell table:style-name="ce20" office:value-type="string" calcext:value-type="string">
            <text:p>LCD grafic display 128x64</text:p>
          </table:table-cell>
          <table:table-cell table:style-name="ce29" office:value-type="string" calcext:value-type="string">
            <text:p><text:a xlink:href="https://www.reichelt.de/lcd-grafikdisplay-128x64-pixel-ge-gn-m-bel--lcd-128x64gn-ab-p197566.html?&amp;nbc=1&amp;trstct=lsbght_sldr::230602" xlink:type="simple">https://www.reichelt.de/lcd-grafikdisplay-128x64-pixel-ge-gn-m-bel--lcd-128x64gn-ab-p197566.html?&amp;nbc=1&amp;trstct=lsbght_sldr::230602</text:a></text:p>
          </table:table-cell>
          <table:table-cell table:style-name="ce29" office:value-type="string" calcext:value-type="string">
            <text:p><text:a xlink:href="https://cdn-reichelt.de/documents/datenblatt/A500/DEM128064B_SYH-PY.pdf" xlink:type="simple">https://cdn-reichelt.de/documents/datenblatt/A500/DEM128064B_SYH-PY.pdf</text:a></text:p>
          </table:table-cell>
          <table:table-cell table:style-name="ce34" office:value-type="currency" office:currency="EUR" office:value="16.77" calcext:value-type="currency">
            <text:p>16.77 € </text:p>
          </table:table-cell>
          <table:table-cell table:style-name="ce58"/>
          <table:table-cell table:style-name="ce62"/>
          <table:table-cell table:style-name="ce37" table:number-columns-repeated="1016"/>
        </table:table-row>
        <table:table-row table:style-name="ro2">
          <table:table-cell table:style-name="ce20" office:value-type="string" calcext:value-type="string">
            <text:p>Full Adder</text:p>
          </table:table-cell>
          <table:table-cell table:style-name="ce20" office:value-type="string" calcext:value-type="string">
            <text:p>74HC 283</text:p>
          </table:table-cell>
          <table:table-cell table:style-name="ce25" office:value-type="string" calcext:value-type="string">
            <text:p>4-bit binary full adder with fast carry, DIL-16</text:p>
          </table:table-cell>
          <table:table-cell table:style-name="ce29" office:value-type="string" calcext:value-type="string">
            <text:p><text:a xlink:href="https://www.reichelt.de/4-bit-binary-full-adder-with-fast-carry-dil-16-74hc-283-p3189.html?&amp;nbc=1" xlink:type="simple">https://www.reichelt.de/4-bit-binary-full-adder-with-fast-carry-dil-16-74hc-283-p3189.html?&amp;nbc=1</text:a></text:p>
          </table:table-cell>
          <table:table-cell table:style-name="ce29" office:value-type="string" calcext:value-type="string">
            <text:p><text:a xlink:href="https://cdn-reichelt.de/documents/datenblatt/A240/74HC283%23STM.pdf" xlink:type="simple">https://cdn-reichelt.de/documents/datenblatt/A240/74HC283%23STM.pdf</text:a></text:p>
          </table:table-cell>
          <table:table-cell table:style-name="ce34" office:value-type="currency" office:currency="EUR" office:value="0.85" calcext:value-type="currency">
            <text:p>0.85 € </text:p>
          </table:table-cell>
          <table:table-cell table:style-name="ce58"/>
          <table:table-cell table:style-name="ce62"/>
          <table:table-cell table:style-name="ce37" table:number-columns-repeated="1016"/>
        </table:table-row>
        <table:table-row table:style-name="ro2">
          <table:table-cell table:style-name="ce20" office:value-type="string" calcext:value-type="string">
            <text:p>EEPROM</text:p>
          </table:table-cell>
          <table:table-cell table:style-name="ce24" office:value-type="string" calcext:value-type="string">
            <text:p>28C64-150</text:p>
          </table:table-cell>
          <table:table-cell table:style-name="ce25" office:value-type="string" calcext:value-type="string">
            <text:p>8K x 8, 5V, 150 ns, PDIP-28, A13</text:p>
          </table:table-cell>
          <table:table-cell table:style-name="ce29" office:value-type="string" calcext:value-type="string">
            <text:p><text:a xlink:href="https://www.reichelt.de/eeprom-64-kb-8-k-x-8-4-5-5-5-v-pdip-28-28c64-150-p1946.html?PROVID=2788&amp;gclid=EAIaIQobChMIp8753Zyq6gIVQ6MYCh3C6gjbEAAYAiAAEgLuoPD_BwE&amp;&amp;r=1" xlink:type="simple">https://www.reichelt.de/eeprom-64-kb-8-k-x-8-4-5-5-5-v-pdip-28-28c64-150-p1946.html?PROVID=2788&amp;gclid=EAIaIQobChMIp8753Zyq6gIVQ6MYCh3C6gjbEAAYAiAAEgLuoPD_BwE&amp;&amp;r=1</text:a></text:p>
          </table:table-cell>
          <table:table-cell table:style-name="ce29" office:value-type="string" calcext:value-type="string">
            <text:p><text:a xlink:href="https://cdn-reichelt.de/documents/datenblatt/A200/28C64B.pdf" xlink:type="simple">https://cdn-reichelt.de/documents/datenblatt/A200/28C64B.pdf</text:a></text:p>
          </table:table-cell>
          <table:table-cell table:style-name="ce34" office:value-type="currency" office:currency="EUR" office:value="4.38" calcext:value-type="currency">
            <text:p>4.38 € </text:p>
          </table:table-cell>
          <table:table-cell table:style-name="ce58"/>
          <table:table-cell table:style-name="ce62"/>
          <table:table-cell table:style-name="ce37" table:number-columns-repeated="1016"/>
        </table:table-row>
        <table:table-row table:style-name="ro2">
          <table:table-cell table:style-name="ce20" office:value-type="string" calcext:value-type="string">
            <text:p>D-Latch</text:p>
          </table:table-cell>
          <table:table-cell table:style-name="ce20" office:value-type="string" calcext:value-type="string">
            <text:p>74HC 573</text:p>
          </table:table-cell>
          <table:table-cell table:style-name="ce25" office:value-type="string" calcext:value-type="string">
            <text:p>non inverted 8Q 1E D-Latch</text:p>
          </table:table-cell>
          <table:table-cell table:style-name="ce29" office:value-type="string" calcext:value-type="string">
            <text:p><text:a xlink:href="https://www.reichelt.de/octal-d-type-latch-3-state-2-6-v-dil-20-74hc-573-p3264.html?PROVID=2788&amp;gclid=EAIaIQobChMImdjlgfif6QIVj4GyCh060gW7EAkYAiABEgLXB_D_BwE&amp;&amp;r=1" xlink:type="simple">https://www.reichelt.de/octal-d-type-latch-3-state-2-6-v-dil-20-74hc-573-p3264.html?PROVID=2788&amp;gclid=EAIaIQobChMImdjlgfif6QIVj4GyCh060gW7EAkYAiABEgLXB_D_BwE&amp;&amp;r=1</text:a></text:p>
          </table:table-cell>
          <table:table-cell table:style-name="ce30" office:value-type="string" calcext:value-type="string">
            <text:p><text:a xlink:href="https://cdn-reichelt.de/documents/datenblatt/A200/SN74HC573A.pdf" xlink:type="simple">https://cdn-reichelt.de/documents/datenblatt/A200/SN74HC573A.pdf</text:a></text:p>
          </table:table-cell>
          <table:table-cell table:style-name="ce34" office:value-type="currency" office:currency="EUR" office:value="0.38" calcext:value-type="currency">
            <text:p>0.38 € </text:p>
          </table:table-cell>
          <table:table-cell table:style-name="ce58"/>
          <table:table-cell table:style-name="ce62"/>
          <table:table-cell table:style-name="ce37" table:number-columns-repeated="1016"/>
        </table:table-row>
        <table:table-row table:style-name="ro2">
          <table:table-cell table:style-name="ce20" office:value-type="string" calcext:value-type="string">
            <text:p>DIP-Schalter 8</text:p>
          </table:table-cell>
          <table:table-cell table:style-name="ce20" office:value-type="string" calcext:value-type="string">
            <text:p>NT 08</text:p>
          </table:table-cell>
          <table:table-cell table:style-name="ce20" office:value-type="string" calcext:value-type="string">
            <text:p>Dip-Schalter, liegend, 8-polig</text:p>
          </table:table-cell>
          <table:table-cell table:style-name="ce29" office:value-type="string" calcext:value-type="string">
            <text:p><text:a xlink:href="https://www.reichelt.de/dip-schalter-liegend-8-polig-nt-08-p13534.html?&amp;trstct=pol_13&amp;nbc=1" xlink:type="simple">https://www.reichelt.de/dip-schalter-liegend-8-polig-nt-08-p13534.html?&amp;trstct=pol_13&amp;nbc=1</text:a></text:p>
          </table:table-cell>
          <table:table-cell table:style-name="ce29" office:value-type="string" calcext:value-type="string">
            <text:p><text:a xlink:href="https://cdn-reichelt.de/documents/datenblatt/C200/DS.pdf" xlink:type="simple">https://cdn-reichelt.de/documents/datenblatt/C200/DS.pdf</text:a></text:p>
          </table:table-cell>
          <table:table-cell table:style-name="ce34" office:value-type="currency" office:currency="EUR" office:value="0.3" calcext:value-type="currency">
            <text:p>0.30 € </text:p>
          </table:table-cell>
          <table:table-cell table:style-name="ce58"/>
          <table:table-cell table:style-name="ce62"/>
          <table:table-cell table:style-name="ce37" table:number-columns-repeated="1016"/>
        </table:table-row>
        <table:table-row table:style-name="ro2">
          <table:table-cell table:style-name="ce20" office:value-type="string" calcext:value-type="string">
            <text:p>DIP-Schalter 4</text:p>
          </table:table-cell>
          <table:table-cell table:style-name="ce20" office:value-type="string" calcext:value-type="string">
            <text:p>NT 04</text:p>
          </table:table-cell>
          <table:table-cell table:style-name="ce20" office:value-type="string" calcext:value-type="string">
            <text:p>Dip-Schalter, liegend, 4-polig</text:p>
          </table:table-cell>
          <table:table-cell table:style-name="ce29" office:value-type="string" calcext:value-type="string">
            <text:p><text:a xlink:href="https://www.reichelt.de/dip-schalter-liegend-4-polig-nt-04-p13532.html?&amp;trstct=pol_4&amp;nbc=1" xlink:type="simple">https://www.reichelt.de/dip-schalter-liegend-4-polig-nt-04-p13532.html?&amp;trstct=pol_4&amp;nbc=1</text:a></text:p>
          </table:table-cell>
          <table:table-cell table:style-name="ce29" office:value-type="string" calcext:value-type="string">
            <text:p><text:a xlink:href="https://cdn-reichelt.de/documents/datenblatt/C200/DS.pdf" xlink:type="simple">https://cdn-reichelt.de/documents/datenblatt/C200/DS.pdf</text:a></text:p>
          </table:table-cell>
          <table:table-cell table:style-name="ce34" office:value-type="currency" office:currency="EUR" office:value="0.21" calcext:value-type="currency">
            <text:p>0.21 € </text:p>
          </table:table-cell>
          <table:table-cell table:style-name="ce58"/>
          <table:table-cell table:style-name="ce62"/>
          <table:table-cell table:style-name="ce37" table:number-columns-repeated="1016"/>
        </table:table-row>
        <table:table-row table:style-name="ro2">
          <table:table-cell table:style-name="ce20" office:value-type="string" calcext:value-type="string">
            <text:p>DIP-Drehschalter</text:p>
          </table:table-cell>
          <table:table-cell table:style-name="ce20" office:value-type="string" calcext:value-type="string">
            <text:p>KMR 10</text:p>
          </table:table-cell>
          <table:table-cell table:style-name="ce20" office:value-type="string" calcext:value-type="string">
            <text:p>Dreh-Codierschalter, 10-polig, vertikal mit Achse</text:p>
          </table:table-cell>
          <table:table-cell table:style-name="ce29" office:value-type="string" calcext:value-type="string">
            <text:p><text:a xlink:href="https://www.reichelt.de/dreh-codierschalter-10-polig-vertikal-mit-achse-kmr-10-p9433.html?&amp;trstct=pol_0&amp;nbc=1" xlink:type="simple">https://www.reichelt.de/dreh-codierschalter-10-polig-vertikal-mit-achse-kmr-10-p9433.html?&amp;trstct=pol_0&amp;nbc=1</text:a></text:p>
          </table:table-cell>
          <table:table-cell table:style-name="ce29" office:value-type="string" calcext:value-type="string">
            <text:p><text:a xlink:href="https://cdn-reichelt.de/documents/datenblatt/C200/KMR%23ELE.pdf" xlink:type="simple">https://cdn-reichelt.de/documents/datenblatt/C200/KMR%23ELE.pdf</text:a></text:p>
          </table:table-cell>
          <table:table-cell table:style-name="ce34" office:value-type="currency" office:currency="EUR" office:value="2.53" calcext:value-type="currency">
            <text:p>2.53 € </text:p>
          </table:table-cell>
          <table:table-cell table:style-name="ce58"/>
          <table:table-cell table:style-name="ce62"/>
          <table:table-cell table:style-name="ce37" table:number-columns-repeated="1016"/>
        </table:table-row>
        <table:table-row table:style-name="ro2">
          <table:table-cell table:style-name="ce20" office:value-type="string" calcext:value-type="string">
            <text:p>DAC</text:p>
          </table:table-cell>
          <table:table-cell table:style-name="ce20" office:value-type="string" calcext:value-type="string">
            <text:p>DAC 0808 LCN</text:p>
          </table:table-cell>
          <table:table-cell table:style-name="ce20" office:value-type="string" calcext:value-type="string">
            <text:p>D/A-Wandler, 8-bit, 1-Kanal, DIL-16</text:p>
          </table:table-cell>
          <table:table-cell table:style-name="ce29" office:value-type="string" calcext:value-type="string">
            <text:p><text:a xlink:href="https://www.reichelt.de/d-a-wandler-8-bit-1-kanal-dil-16-dac-0808-lcn-p7027.html?PROVID=2788&amp;gclid=EAIaIQobChMI9oiEhIGY7AIVUe3tCh0CpA1oEAQYBSABEgLijvD_BwE" xlink:type="simple">https://www.reichelt.de/d-a-wandler-8-bit-1-kanal-dil-16-dac-0808-lcn-p7027.html?PROVID=2788&amp;gclid=EAIaIQobChMI9oiEhIGY7AIVUe3tCh0CpA1oEAQYBSABEgLijvD_BwE</text:a></text:p>
          </table:table-cell>
          <table:table-cell table:style-name="ce29" office:value-type="string" calcext:value-type="string">
            <text:p><text:a xlink:href="https://cdn-reichelt.de/documents/datenblatt/A200/DAC0808LCN%23NSC.pdf" xlink:type="simple">https://cdn-reichelt.de/documents/datenblatt/A200/DAC0808LCN%23NSC.pdf</text:a></text:p>
          </table:table-cell>
          <table:table-cell table:style-name="ce34" office:value-type="currency" office:currency="EUR" office:value="2.53" calcext:value-type="currency">
            <text:p>2.53 € </text:p>
          </table:table-cell>
          <table:table-cell table:style-name="ce58"/>
          <table:table-cell table:style-name="ce62"/>
          <table:table-cell table:style-name="ce37" table:number-columns-repeated="1016"/>
        </table:table-row>
        <table:table-row table:style-name="ro2">
          <table:table-cell table:style-name="ce20" office:value-type="string" calcext:value-type="string">
            <text:p>Crystal 16 MHz</text:p>
          </table:table-cell>
          <table:table-cell table:style-name="ce20" office:value-type="string" calcext:value-type="string">
            <text:p>16,0000-HC49U-S</text:p>
          </table:table-cell>
          <table:table-cell table:style-name="ce25" office:value-type="string" calcext:value-type="string">
            <text:p>Standardquarz, Grundton, 16,000000 MHz</text:p>
          </table:table-cell>
          <table:table-cell table:style-name="ce29" office:value-type="string" calcext:value-type="string">
            <text:p><text:a xlink:href="https://www.reichelt.de/standardquarz-grundton-16-000000-mhz-16-0000-hc49u-s-p32852.html?PROVID=2788&amp;gclid=EAIaIQobChMIx9qhr_6X7AIVGdGyCh0wCQYIEAQYASABEgKJWvD_BwE" xlink:type="simple">https://www.reichelt.de/standardquarz-grundton-16-000000-mhz-16-0000-hc49u-s-p32852.html?PROVID=2788&amp;gclid=EAIaIQobChMIx9qhr_6X7AIVGdGyCh0wCQYIEAQYASABEgKJWvD_BwE</text:a></text:p>
          </table:table-cell>
          <table:table-cell table:style-name="ce29" office:value-type="string" calcext:value-type="string">
            <text:p><text:a xlink:href="https://cdn-reichelt.de/documents/datenblatt/B400/QuarzDatenblatt.pdf" xlink:type="simple">https://cdn-reichelt.de/documents/datenblatt/B400/QuarzDatenblatt.pdf</text:a></text:p>
          </table:table-cell>
          <table:table-cell table:style-name="ce34" office:value-type="currency" office:currency="EUR" office:value="0.26" calcext:value-type="currency">
            <text:p>0.26 € </text:p>
          </table:table-cell>
          <table:table-cell table:style-name="ce58"/>
          <table:table-cell table:style-name="ce62"/>
          <table:table-cell table:style-name="ce37" table:number-columns-repeated="1016"/>
        </table:table-row>
        <table:table-row table:style-name="ro2">
          <table:table-cell table:style-name="ce20" office:value-type="string" calcext:value-type="string">
            <text:p>C Keramik Kit</text:p>
          </table:table-cell>
          <table:table-cell table:style-name="ce20" office:value-type="string" calcext:value-type="string">
            <text:p>K/CAP1</text:p>
          </table:table-cell>
          <table:table-cell table:style-name="ce20" office:value-type="string" calcext:value-type="string">
            <text:p>Sortiment, Keramikkondensatoren, 224-teilig</text:p>
          </table:table-cell>
          <table:table-cell table:style-name="ce29" office:value-type="string" calcext:value-type="string">
            <text:p><text:a xlink:href="https://www.reichelt.de/sortiment-keramikkondensatoren-224-teilig-k-cap1-p119268.html?&amp;trstct=pol_5&amp;nbc=1" xlink:type="simple">https://www.reichelt.de/sortiment-keramikkondensatoren-224-teilig-k-cap1-p119268.html?&amp;trstct=pol_5&amp;nbc=1</text:a></text:p>
          </table:table-cell>
          <table:table-cell table:style-name="ce32" office:value-type="string" calcext:value-type="string">
            <text:p><text:s/></text:p>
          </table:table-cell>
          <table:table-cell table:style-name="ce34" office:value-type="currency" office:currency="EUR" office:value="8.53" calcext:value-type="currency">
            <text:p>8.53 € </text:p>
          </table:table-cell>
          <table:table-cell table:style-name="ce58"/>
          <table:table-cell table:style-name="ce62"/>
          <table:table-cell table:style-name="ce37" table:number-columns-repeated="1016"/>
        </table:table-row>
        <table:table-row table:style-name="ro2">
          <table:table-cell table:style-name="ce20" office:value-type="string" calcext:value-type="string">
            <text:p>C Electrolitik Kit</text:p>
          </table:table-cell>
          <table:table-cell table:style-name="ce20" office:value-type="string" calcext:value-type="string">
            <text:p>K/CAP2</text:p>
          </table:table-cell>
          <table:table-cell table:style-name="ce20" office:value-type="string" calcext:value-type="string">
            <text:p>Sortiment, Elektrolytkondensatoren, 120-teilig</text:p>
          </table:table-cell>
          <table:table-cell table:style-name="ce29" office:value-type="string" calcext:value-type="string">
            <text:p><text:a xlink:href="https://www.reichelt.de/sortiment-elektrolytkondensatoren-120-teilig-k-cap2-p119269.html?&amp;trstct=pol_6&amp;nbc=1" xlink:type="simple">https://www.reichelt.de/sortiment-elektrolytkondensatoren-120-teilig-k-cap2-p119269.html?&amp;trstct=pol_6&amp;nbc=1</text:a></text:p>
          </table:table-cell>
          <table:table-cell table:style-name="ce32" office:value-type="string" calcext:value-type="string">
            <text:p><text:s/></text:p>
          </table:table-cell>
          <table:table-cell table:style-name="ce34" office:value-type="currency" office:currency="EUR" office:value="8.19" calcext:value-type="currency">
            <text:p>8.19 € </text:p>
          </table:table-cell>
          <table:table-cell table:style-name="ce58"/>
          <table:table-cell table:style-name="ce62"/>
          <table:table-cell table:style-name="ce37" table:number-columns-repeated="1016"/>
        </table:table-row>
        <table:table-row table:style-name="ro2">
          <table:table-cell table:style-name="ce20" office:value-type="string" calcext:value-type="string">
            <text:p>BUS-BUFFER-INV</text:p>
          </table:table-cell>
          <table:table-cell table:style-name="ce20" office:value-type="string" calcext:value-type="string">
            <text:p>74HC 244</text:p>
          </table:table-cell>
          <table:table-cell table:style-name="ce25" office:value-type="string" calcext:value-type="string">
            <text:p>4A Bus-Buffer</text:p>
          </table:table-cell>
          <table:table-cell table:style-name="ce29" office:value-type="string" calcext:value-type="string">
            <text:p><text:a xlink:href="https://www.reichelt.de/bus-transceiver-3-state-2-6-v-dil-20-74hc-244-p3177.html?PROVID=2788&amp;gclid=EAIaIQobChMIifirno6g6QIVh6MYCh0PvwTCEAkYASABEgJJB_D_BwE&amp;&amp;r=1" xlink:type="simple">https://www.reichelt.de/bus-transceiver-3-state-2-6-v-dil-20-74hc-244-p3177.html?PROVID=2788&amp;gclid=EAIaIQobChMIifirno6g6QIVh6MYCh0PvwTCEAkYASABEgJJB_D_BwE&amp;&amp;r=1</text:a></text:p>
          </table:table-cell>
          <table:table-cell table:style-name="ce29" office:value-type="string" calcext:value-type="string">
            <text:p><text:a xlink:href="https://cdn-reichelt.de/documents/datenblatt/A240/74HC240_74HC241_74HC244%23STM.pdf" xlink:type="simple">https://cdn-reichelt.de/documents/datenblatt/A240/74HC240_74HC241_74HC244%23STM.pdf</text:a></text:p>
          </table:table-cell>
          <table:table-cell table:style-name="ce34" office:value-type="currency" office:currency="EUR" office:value="0.32" calcext:value-type="currency">
            <text:p>0.32 € </text:p>
          </table:table-cell>
          <table:table-cell table:style-name="ce58"/>
          <table:table-cell table:style-name="ce62"/>
          <table:table-cell table:style-name="ce37" table:number-columns-repeated="1016"/>
        </table:table-row>
        <table:table-row table:style-name="ro2">
          <table:table-cell table:style-name="ce20" office:value-type="string" calcext:value-type="string">
            <text:p>BUS-BUFFER</text:p>
          </table:table-cell>
          <table:table-cell table:style-name="ce20" office:value-type="string" calcext:value-type="string">
            <text:p>74HC 541</text:p>
          </table:table-cell>
          <table:table-cell table:style-name="ce25" office:value-type="string" calcext:value-type="string">
            <text:p>Octal BUS Puffer, 3-State Ausgang, 2 ... 6 V, DIL-20</text:p>
          </table:table-cell>
          <table:table-cell table:style-name="ce29" office:value-type="string" calcext:value-type="string">
            <text:p><text:a xlink:href="https://www.reichelt.de/octal-bus-puffer-3-state-ausgang-2--6-v-dil-20-74hc-541-p3260.html?&amp;trstct=pos_7&amp;nbc=1" xlink:type="simple">https://www.reichelt.de/octal-bus-puffer-3-state-ausgang-2--6-v-dil-20-74hc-541-p3260.html?&amp;trstct=pos_7&amp;nbc=1</text:a></text:p>
          </table:table-cell>
          <table:table-cell table:style-name="ce29" office:value-type="string" calcext:value-type="string">
            <text:p><text:a xlink:href="https://cdn-reichelt.de/documents/datenblatt/A240/74HC540_74HC541%23STM.pdf" xlink:type="simple">https://cdn-reichelt.de/documents/datenblatt/A240/74HC540_74HC541%23STM.pdf</text:a></text:p>
          </table:table-cell>
          <table:table-cell table:style-name="ce34" office:value-type="currency" office:currency="EUR" office:value="0.4" calcext:value-type="currency">
            <text:p>0.40 € </text:p>
          </table:table-cell>
          <table:table-cell table:style-name="ce58"/>
          <table:table-cell table:style-name="ce62"/>
          <table:table-cell table:style-name="ce37" table:number-columns-repeated="1016"/>
        </table:table-row>
        <table:table-row table:style-name="ro2">
          <table:table-cell table:style-name="ce20" office:value-type="string" calcext:value-type="string">
            <text:p>Breadboard</text:p>
          </table:table-cell>
          <table:table-cell table:style-name="ce20" office:value-type="string" calcext:value-type="string">
            <text:p>STECKBOARD 1K2V</text:p>
          </table:table-cell>
          <table:table-cell table:style-name="ce20" office:value-type="string" calcext:value-type="string">
            <text:p>Experimentier-Steckboard 640/200 Kontakte</text:p>
          </table:table-cell>
          <table:table-cell table:style-name="ce29" office:value-type="string" calcext:value-type="string">
            <text:p><text:a xlink:href="https://www.reichelt.de/experimentier-steckboard-640-200-kontakte-steckboard-1k2v-p67678.html?&amp;trstct=pos_0&amp;nbc=1" xlink:type="simple">https://www.reichelt.de/experimentier-steckboard-640-200-kontakte-steckboard-1k2v-p67678.html?&amp;trstct=pos_0&amp;nbc=1</text:a></text:p>
          </table:table-cell>
          <table:table-cell table:style-name="ce32" office:value-type="string" calcext:value-type="string">
            <text:p><text:s/></text:p>
          </table:table-cell>
          <table:table-cell table:style-name="ce34" office:value-type="currency" office:currency="EUR" office:value="3.7" calcext:value-type="currency">
            <text:p>3.70 € </text:p>
          </table:table-cell>
          <table:table-cell table:style-name="ce58"/>
          <table:table-cell table:style-name="ce62"/>
          <table:table-cell table:style-name="ce37" table:number-columns-repeated="1016"/>
        </table:table-row>
        <table:table-row table:style-name="ro2">
          <table:table-cell table:style-name="ce20" office:value-type="string" calcext:value-type="string">
            <text:p>Atmega328p</text:p>
          </table:table-cell>
          <table:table-cell table:style-name="ce20" office:value-type="string" calcext:value-type="string">
            <text:p>ATMEGA 328P-PU</text:p>
          </table:table-cell>
          <table:table-cell table:style-name="ce25" office:value-type="string" calcext:value-type="string">
            <text:p>ATMEGA 328P-PU - Mircoprocessor</text:p>
          </table:table-cell>
          <table:table-cell table:style-name="ce29" office:value-type="string" calcext:value-type="string">
            <text:p><text:a xlink:href="https://www.reichelt.de/8-bit-atmega-avr-mikrocontroller-32-kb-20-mhz-pdip-28-atmega-328p-pu-p119685.html?&amp;trstct=pos_0&amp;nbc=1" xlink:type="simple">https://www.reichelt.de/8-bit-atmega-avr-mikrocontroller-32-kb-20-mhz-pdip-28-atmega-328p-pu-p119685.html?&amp;trstct=pos_0&amp;nbc=1</text:a></text:p>
          </table:table-cell>
          <table:table-cell table:style-name="ce29" office:value-type="string" calcext:value-type="string">
            <text:p><text:a xlink:href="https://cdn-reichelt.de/documents/datenblatt/A200/DS_AT168A_PA_328_P.pdf" xlink:type="simple">https://cdn-reichelt.de/documents/datenblatt/A200/DS_AT168A_PA_328_P.pdf</text:a></text:p>
          </table:table-cell>
          <table:table-cell table:style-name="ce34" office:value-type="currency" office:currency="EUR" office:value="2.44" calcext:value-type="currency">
            <text:p>2.44 € </text:p>
          </table:table-cell>
          <table:table-cell table:style-name="ce58"/>
          <table:table-cell table:style-name="ce62"/>
          <table:table-cell table:style-name="ce37" table:number-columns-repeated="1016"/>
        </table:table-row>
        <table:table-row table:style-name="ro2">
          <table:table-cell table:style-name="ce20" office:value-type="string" calcext:value-type="string">
            <text:p>555-Timer</text:p>
          </table:table-cell>
          <table:table-cell table:style-name="ce24" office:value-type="string" calcext:value-type="string">
            <text:p>NE 555 TEX</text:p>
          </table:table-cell>
          <table:table-cell table:style-name="ce25" office:value-type="string" calcext:value-type="string">
            <text:p>Timer-IC, Typ 555, DIP-8</text:p>
          </table:table-cell>
          <table:table-cell table:style-name="ce29" office:value-type="string" calcext:value-type="string">
            <text:p><text:a xlink:href="https://www.reichelt.de/timer-ic-typ-555-dip-8-ne-555-tex-p13397.html?&amp;trstct=pos_0&amp;nbc=1" xlink:type="simple">https://www.reichelt.de/timer-ic-typ-555-dip-8-ne-555-tex-p13397.html?&amp;trstct=pos_0&amp;nbc=1</text:a></text:p>
          </table:table-cell>
          <table:table-cell table:style-name="ce29" office:value-type="string" calcext:value-type="string">
            <text:p><text:a xlink:href="https://cdn-reichelt.de/documents/datenblatt/A200/NE555_SA555%23STM.pdf" xlink:type="simple">https://cdn-reichelt.de/documents/datenblatt/A200/NE555_SA555%23STM.pdf</text:a></text:p>
          </table:table-cell>
          <table:table-cell table:style-name="ce34" office:value-type="currency" office:currency="EUR" office:value="0.28" calcext:value-type="currency">
            <text:p>0.28 € </text:p>
          </table:table-cell>
          <table:table-cell table:style-name="ce58"/>
          <table:table-cell table:style-name="ce62"/>
          <table:table-cell table:style-name="ce37" table:number-columns-repeated="1016"/>
        </table:table-row>
        <table:table-row table:style-name="ro2">
          <table:table-cell table:style-name="ce20" office:value-type="string" calcext:value-type="string">
            <text:p>Shift Bit Register</text:p>
          </table:table-cell>
          <table:table-cell table:style-name="ce20" office:value-type="string" calcext:value-type="string">
            <text:p>74HC 164</text:p>
          </table:table-cell>
          <table:table-cell table:style-name="ce25" office:value-type="string" calcext:value-type="string">
            <text:p>Schieberegister, 8-Bit, Seriell zu parallel, 2 ... 6 V, DIL-14</text:p>
          </table:table-cell>
          <table:table-cell table:style-name="ce29" office:value-type="string" calcext:value-type="string">
            <text:p><text:a xlink:href="https://www.reichelt.de/schieberegister-8-bit-seriell-zu-parallel-2--6-v-dil-14-74hc-164-p3154.html?PROVID=2788&amp;gclid=EAIaIQobChMI3_XijY327AIV1ed3Ch3_DwzIEAQYCCABEgKZX_D_BwE" xlink:type="simple">https://www.reichelt.de/schieberegister-8-bit-seriell-zu-parallel-2--6-v-dil-14-74hc-164-p3154.html?PROVID=2788&amp;gclid=EAIaIQobChMI3_XijY327AIV1ed3Ch3_DwzIEAQYCCABEgKZX_D_BwE</text:a></text:p>
          </table:table-cell>
          <table:table-cell table:style-name="ce29" office:value-type="string" calcext:value-type="string">
            <text:p><text:a xlink:href="https://cdn-reichelt.de/documents/datenblatt/A240/74HC164%23STM.pdf" xlink:type="simple">https://cdn-reichelt.de/documents/datenblatt/A240/74HC164%23STM.pdf</text:a></text:p>
          </table:table-cell>
          <table:table-cell table:style-name="ce34" office:value-type="currency" office:currency="EUR" office:value="0.3" calcext:value-type="currency">
            <text:p>0.30 € </text:p>
          </table:table-cell>
          <table:table-cell table:style-name="ce58"/>
          <table:table-cell table:style-name="ce62"/>
          <table:table-cell table:style-name="ce37" table:number-columns-repeated="1016"/>
        </table:table-row>
        <table:table-row table:style-name="ro2">
          <table:table-cell table:style-name="ce20" office:value-type="string" calcext:value-type="string">
            <text:p>Counter</text:p>
          </table:table-cell>
          <table:table-cell table:style-name="ce20" office:value-type="string" calcext:value-type="string">
            <text:p>MOS 4029</text:p>
          </table:table-cell>
          <table:table-cell table:style-name="ce25" office:value-type="string" calcext:value-type="string">
            <text:p>Counter, 4-Bit, 3 ... 15 V, DIP-16, Up/Down</text:p>
          </table:table-cell>
          <table:table-cell table:style-name="ce29" office:value-type="string" calcext:value-type="string">
            <text:p><text:a xlink:href="https://www.reichelt.de/counter-4-bit-3--15-v-dip-16-mos-4029-p12588.html?PROVID=2788&amp;gclid=EAIaIQobChMIp7acuZL27AIVwrHtCh1-ywzvEAQYDCABEgJvBPD_BwE" xlink:type="simple">https://www.reichelt.de/counter-4-bit-3--15-v-dip-16-mos-4029-p12588.html?PROVID=2788&amp;gclid=EAIaIQobChMIp7acuZL27AIVwrHtCh1-ywzvEAQYDCABEgJvBPD_BwE</text:a></text:p>
          </table:table-cell>
          <table:table-cell table:style-name="ce29" office:value-type="string" calcext:value-type="string">
            <text:p><text:a xlink:href="https://cdn-reichelt.de/documents/datenblatt/A240/MOS4029_SMD4029%23STM.pdf" xlink:type="simple">https://cdn-reichelt.de/documents/datenblatt/A240/MOS4029_SMD4029%23STM.pdf</text:a></text:p>
          </table:table-cell>
          <table:table-cell table:style-name="ce34" office:value-type="currency" office:currency="EUR" office:value="0.56" calcext:value-type="currency">
            <text:p>0.56 € </text:p>
          </table:table-cell>
          <table:table-cell table:style-name="ce58"/>
          <table:table-cell table:style-name="ce62"/>
          <table:table-cell table:style-name="ce37" table:number-columns-repeated="1016"/>
        </table:table-row>
        <table:table-row table:style-name="ro2">
          <table:table-cell table:style-name="ce20" office:value-type="string" calcext:value-type="string">
            <text:p>Decoder</text:p>
          </table:table-cell>
          <table:table-cell table:style-name="ce20" office:value-type="string" calcext:value-type="string">
            <text:p>LS 139</text:p>
          </table:table-cell>
          <table:table-cell table:style-name="ce25" office:value-type="string" calcext:value-type="string">
            <text:p>Decoder/MPX, 2 to 4, 4,75 ... 5,25 V, DIL-16</text:p>
          </table:table-cell>
          <table:table-cell table:style-name="ce29" office:value-type="string" calcext:value-type="string">
            <text:p><text:a xlink:href="https://www.reichelt.de/decoder-mpx-2-to-4-4-75--5-25-v-dil-16-ls-139-p10613.html?PROVID=2788&amp;gclid=EAIaIQobChMIuvi__pT27AIVZbR3Ch2OcA22EAQYASABEgIff_D_BwE" xlink:type="simple">https://www.reichelt.de/decoder-mpx-2-to-4-4-75--5-25-v-dil-16-ls-139-p10613.html?PROVID=2788&amp;gclid=EAIaIQobChMIuvi__pT27AIVZbR3Ch2OcA22EAQYASABEgIff_D_BwE</text:a></text:p>
          </table:table-cell>
          <table:table-cell table:style-name="ce29" office:value-type="string" calcext:value-type="string">
            <text:p><text:a xlink:href="https://cdn-reichelt.de/documents/datenblatt/A240/LS139%23TEX.pdf" xlink:type="simple">https://cdn-reichelt.de/documents/datenblatt/A240/LS139%23TEX.pdf</text:a></text:p>
          </table:table-cell>
          <table:table-cell table:style-name="ce34" office:value-type="currency" office:currency="EUR" office:value="0.79" calcext:value-type="currency">
            <text:p>0.79 € </text:p>
          </table:table-cell>
          <table:table-cell table:style-name="ce58"/>
          <table:table-cell table:style-name="ce62"/>
          <table:table-cell table:style-name="ce37" table:number-columns-repeated="1016"/>
        </table:table-row>
        <table:table-row table:style-name="ro2">
          <table:table-cell table:style-name="ce20" office:value-type="string" calcext:value-type="string">
            <text:p>JK Flip-Flop</text:p>
          </table:table-cell>
          <table:table-cell table:style-name="ce20" office:value-type="string" calcext:value-type="string">
            <text:p>MOS 4027</text:p>
          </table:table-cell>
          <table:table-cell table:style-name="ce25" office:value-type="string" calcext:value-type="string">
            <text:p>Flip-Flop JK-Type, Dual, 3 ... 15 V, DIP-16</text:p>
          </table:table-cell>
          <table:table-cell table:style-name="ce29" office:value-type="string" calcext:value-type="string">
            <text:p><text:a xlink:href="https://www.reichelt.de/flip-flop-jk-type-dual-3--15-v-dip-16-mos-4027-p12586.html?PROVID=2788&amp;gclid=EAIaIQobChMIsvz6x5X27AIV2QJ7Ch0SAQXHEAQYAyABEgJMYvD_BwE" xlink:type="simple">https://www.reichelt.de/flip-flop-jk-type-dual-3--15-v-dip-16-mos-4027-p12586.html?PROVID=2788&amp;gclid=EAIaIQobChMIsvz6x5X27AIV2QJ7Ch0SAQXHEAQYAyABEgJMYvD_BwE</text:a></text:p>
          </table:table-cell>
          <table:table-cell table:style-name="ce29" office:value-type="string" calcext:value-type="string">
            <text:p><text:a xlink:href="https://cdn-reichelt.de/documents/datenblatt/A240/MOS4027_SMD4027%23STM.pdf" xlink:type="simple">https://cdn-reichelt.de/documents/datenblatt/A240/MOS4027_SMD4027%23STM.pdf</text:a></text:p>
          </table:table-cell>
          <table:table-cell table:style-name="ce34" office:value-type="currency" office:currency="EUR" office:value="0.42" calcext:value-type="currency">
            <text:p>0.42 € </text:p>
          </table:table-cell>
          <table:table-cell table:style-name="ce58"/>
          <table:table-cell table:style-name="ce62"/>
          <table:table-cell table:style-name="ce37" table:number-columns-repeated="1016"/>
        </table:table-row>
        <table:table-row table:style-name="ro2">
          <table:table-cell table:style-name="ce20" office:value-type="string" calcext:value-type="string">
            <text:p>NOR-Gate</text:p>
          </table:table-cell>
          <table:table-cell table:style-name="ce20" office:value-type="string" calcext:value-type="string">
            <text:p>74HC 4078</text:p>
          </table:table-cell>
          <table:table-cell table:style-name="ce25" office:value-type="string" calcext:value-type="string">
            <text:p>NOR/OR-Gate, 8-Input, 2 ... 6 V, DIL-14</text:p>
          </table:table-cell>
          <table:table-cell table:style-name="ce29" office:value-type="string" calcext:value-type="string">
            <text:p><text:a xlink:href="https://www.reichelt.de/nor-or-gate-8-input-2--6-v-dil-14-74hc-4078-p3238.html?PROVID=2788&amp;gclid=EAIaIQobChMI-YOX9Z327AIVDZ53Ch2Hvg2CEAQYAyABEgJJi_D_BwE" xlink:type="simple">https://www.reichelt.de/nor-or-gate-8-input-2--6-v-dil-14-74hc-4078-p3238.html?PROVID=2788&amp;gclid=EAIaIQobChMI-YOX9Z327AIVDZ53Ch2Hvg2CEAQYAyABEgJJi_D_BwE</text:a></text:p>
          </table:table-cell>
          <table:table-cell table:style-name="ce32" office:value-type="string" calcext:value-type="string">
            <text:p><text:s/></text:p>
          </table:table-cell>
          <table:table-cell table:style-name="ce34" office:value-type="currency" office:currency="EUR" office:value="0.41" calcext:value-type="currency">
            <text:p>0.41 € </text:p>
          </table:table-cell>
          <table:table-cell table:style-name="ce54"/>
          <table:table-cell table:style-name="ce61"/>
          <table:table-cell table:style-name="ce17" table:number-columns-repeated="1016"/>
        </table:table-row>
        <table:table-row table:style-name="ro2">
          <table:table-cell table:style-name="ce20" office:value-type="string" calcext:value-type="string">
            <text:p>Counter</text:p>
          </table:table-cell>
          <table:table-cell table:style-name="ce20" office:value-type="string" calcext:value-type="string">
            <text:p>M54HC393</text:p>
          </table:table-cell>
          <table:table-cell table:style-name="ce25" office:value-type="string" calcext:value-type="string">
            <text:p>Dual Counter, 4-Bit, 2 ... 6 V, DIL-14, Up</text:p>
          </table:table-cell>
          <table:table-cell table:style-name="ce30" office:value-type="string" calcext:value-type="string">
            <text:p><text:a xlink:href="https://www.reichelt.de/counter-4-bit-2--6-v-dil-14-74hc-393-p3212.html?PROVID=2788&amp;gclid=EAIaIQobChMI3a7wpeO_8QIVGc53Ch10hACXEAQYAiABEgIvE_D_BwE" xlink:type="simple">https://www.reichelt.de/counter-4-bit-2--6-v-dil-14-74hc-393-p3212.html?PROVID=2788&amp;gclid=EAIaIQobChMI3a7wpeO_8QIVGc53Ch10hACXEAQYAiABEgIvE_D_BwE</text:a></text:p>
          </table:table-cell>
          <table:table-cell table:style-name="ce29" office:value-type="string" calcext:value-type="string">
            <text:p><text:a xlink:href="https://cdn-reichelt.de/documents/datenblatt/A240/74HC393%23STM.pdf" xlink:type="simple">https://cdn-reichelt.de/documents/datenblatt/A240/74HC393%23STM.pdf</text:a></text:p>
          </table:table-cell>
          <table:table-cell table:style-name="ce34" office:value-type="currency" office:currency="EUR" office:value="0.48" calcext:value-type="currency">
            <text:p>0.48 € </text:p>
          </table:table-cell>
          <table:table-cell table:style-name="ce58"/>
          <table:table-cell table:style-name="ce62"/>
          <table:table-cell table:style-name="ce37" table:number-columns-repeated="1016"/>
        </table:table-row>
        <table:table-row table:style-name="ro2">
          <table:table-cell table:style-name="ce20" office:value-type="string" calcext:value-type="string">
            <text:p>Bargraph-Anzeige</text:p>
          </table:table-cell>
          <table:table-cell table:style-name="ce20" office:value-type="string" calcext:value-type="string">
            <text:p>RBG 2000</text:p>
          </table:table-cell>
          <table:table-cell table:style-name="ce25" office:value-type="string" calcext:value-type="string">
            <text:p>20 Elemente, rot</text:p>
          </table:table-cell>
          <table:table-cell table:style-name="ce29" office:value-type="string" calcext:value-type="string">
            <text:p><text:a xlink:href="https://www.reichelt.de/bargraph" xlink:type="simple">https://www.reichelt.de/bargraph</text:a>-anzeige-20-elemente-rot-rbg-2000-p31505.html?&amp;trstct=pol_1&amp;nbc=1</text:p>
          </table:table-cell>
          <table:table-cell table:style-name="ce30" office:value-type="string" calcext:value-type="string">
            <text:p><text:a xlink:href="https://cdn-reichelt.de/documents/datenblatt/A500/RBG2000_SRBG2000_YBG2000%23KIN.pdf" xlink:type="simple">https://cdn-reichelt.de/documents/datenblatt/A500/RBG2000_SRBG2000_YBG2000%23KIN.pdf</text:a></text:p>
          </table:table-cell>
          <table:table-cell table:style-name="ce34" office:value-type="currency" office:currency="EUR" office:value="5.7" calcext:value-type="currency">
            <text:p>5.70 € </text:p>
          </table:table-cell>
          <table:table-cell table:style-name="ce58"/>
          <table:table-cell table:style-name="ce62"/>
          <table:table-cell table:style-name="ce37" table:number-columns-repeated="1016"/>
        </table:table-row>
        <table:table-row table:style-name="ro2">
          <table:table-cell table:style-name="ce20" office:value-type="string" calcext:value-type="string">
            <text:p>Bargraph-Anzeige</text:p>
          </table:table-cell>
          <table:table-cell table:style-name="ce20" office:value-type="string" calcext:value-type="string">
            <text:p>YBG 1000</text:p>
          </table:table-cell>
          <table:table-cell table:style-name="ce25" office:value-type="string" calcext:value-type="string">
            <text:p>10 Elemente, gelb</text:p>
          </table:table-cell>
          <table:table-cell table:style-name="ce29" office:value-type="string" calcext:value-type="string">
            <text:p><text:a xlink:href="https://www.reichelt.de/bargraph-anzeige-10-elemente-gelb-ybg-1000-p22957.html?&amp;trstct=pol_2&amp;nbc=1" xlink:type="simple">https://www.reichelt.de/bargraph-anzeige-10-elemente-gelb-ybg-1000-p22957.html?&amp;trstct=pol_2&amp;nbc=1</text:a></text:p>
          </table:table-cell>
          <table:table-cell table:style-name="ce29" office:value-type="string" calcext:value-type="string">
            <text:p><text:a xlink:href="https://cdn-reichelt.de/documents/datenblatt/A500/RBG1000_RGBG1000_SRBG1000_YBG1000%23KIN.pdf" xlink:type="simple">https://cdn-reichelt.de/documents/datenblatt/A500/RBG1000_RGBG1000_SRBG1000_YBG1000%23KIN.pdf</text:a></text:p>
          </table:table-cell>
          <table:table-cell table:style-name="ce34" office:value-type="currency" office:currency="EUR" office:value="1.9" calcext:value-type="currency">
            <text:p>1.90 € </text:p>
          </table:table-cell>
          <table:table-cell table:style-name="ce58"/>
          <table:table-cell table:style-name="ce62"/>
          <table:table-cell table:style-name="ce37" table:number-columns-repeated="1016"/>
        </table:table-row>
        <table:table-row table:style-name="ro2">
          <table:table-cell table:style-name="ce20" office:value-type="string" calcext:value-type="string">
            <text:p>Bargraph-Anzeige</text:p>
          </table:table-cell>
          <table:table-cell table:style-name="ce20" office:value-type="string" calcext:value-type="string">
            <text:p>YBG 2000</text:p>
          </table:table-cell>
          <table:table-cell table:style-name="ce25" office:value-type="string" calcext:value-type="string">
            <text:p>20 Elemente, gelb</text:p>
          </table:table-cell>
          <table:table-cell table:style-name="ce29" office:value-type="string" calcext:value-type="string">
            <text:p><text:a xlink:href="https://www.reichelt.de/bargraph-anzeige-20-elemente-gelb-ybg-2000-p31508.html?&amp;trstct=pol_3&amp;nbc=1" xlink:type="simple">https://www.reichelt.de/bargraph-anzeige-20-elemente-gelb-ybg-2000-p31508.html?&amp;trstct=pol_3&amp;nbc=1</text:a></text:p>
          </table:table-cell>
          <table:table-cell table:style-name="ce29" office:value-type="string" calcext:value-type="string">
            <text:p><text:a xlink:href="https://cdn-reichelt.de/documents/datenblatt/A500/RBG2000_SRBG2000_YBG2000%23KIN.pdf" xlink:type="simple">https://cdn-reichelt.de/documents/datenblatt/A500/RBG2000_SRBG2000_YBG2000%23KIN.pdf</text:a></text:p>
          </table:table-cell>
          <table:table-cell table:style-name="ce34" office:value-type="currency" office:currency="EUR" office:value="4.67" calcext:value-type="currency">
            <text:p>4.67 € </text:p>
          </table:table-cell>
          <table:table-cell table:style-name="ce58"/>
          <table:table-cell table:style-name="ce62"/>
          <table:table-cell table:style-name="ce37" table:number-columns-repeated="1016"/>
        </table:table-row>
        <table:table-row table:style-name="ro2">
          <table:table-cell table:style-name="ce20" office:value-type="string" calcext:value-type="string">
            <text:p>Bargraph-Anzeige</text:p>
          </table:table-cell>
          <table:table-cell table:style-name="ce20" office:value-type="string" calcext:value-type="string">
            <text:p>GBG 2000</text:p>
          </table:table-cell>
          <table:table-cell table:style-name="ce25" office:value-type="string" calcext:value-type="string">
            <text:p>20 Elemente, grün</text:p>
          </table:table-cell>
          <table:table-cell table:style-name="ce29" office:value-type="string" calcext:value-type="string">
            <text:p>https://www.reichelt.de/bargraph-anzeige-20-elemente-565-nm-gap-9-mcd-gruen-gbg-2000-p31506.html?&amp;trstct=pol_4&amp;nbc=1</text:p>
          </table:table-cell>
          <table:table-cell table:style-name="ce29" office:value-type="string" calcext:value-type="string">
            <text:p><text:a xlink:href="https://cdn-reichelt.de/documents/datenblatt/A500/DS_DC2020GWA.pdf" xlink:type="simple">https://cdn-reichelt.de/documents/datenblatt/A500/DS_DC2020GWA.pdf</text:a></text:p>
          </table:table-cell>
          <table:table-cell table:style-name="ce34" office:value-type="currency" office:currency="EUR" office:value="4.46" calcext:value-type="currency">
            <text:p>4.46 € </text:p>
          </table:table-cell>
          <table:table-cell table:style-name="ce58"/>
          <table:table-cell table:style-name="ce62"/>
          <table:table-cell table:style-name="ce17" table:number-columns-repeated="1016"/>
        </table:table-row>
        <table:table-row table:style-name="ro2">
          <table:table-cell table:style-name="ce20" office:value-type="string" calcext:value-type="string">
            <text:p>Bargraph-Anzeige</text:p>
          </table:table-cell>
          <table:table-cell table:style-name="ce20" office:value-type="string" calcext:value-type="string">
            <text:p>GBG 1000</text:p>
          </table:table-cell>
          <table:table-cell table:style-name="ce25" office:value-type="string" calcext:value-type="string">
            <text:p>10 Elemente, grün</text:p>
          </table:table-cell>
          <table:table-cell table:style-name="ce29" office:value-type="string" calcext:value-type="string">
            <text:p><text:a xlink:href="https://www.reichelt.de/bargraph-anzeige-10-elemente-gruen-gbg-1000-p8141.html?&amp;trstct=pol_5&amp;nbc=1" xlink:type="simple">https://www.reichelt.de/bargraph-anzeige-10-elemente-gruen-gbg-1000-p8141.html?&amp;trstct=pol_5&amp;nbc=1</text:a></text:p>
          </table:table-cell>
          <table:table-cell table:style-name="ce29" office:value-type="string" calcext:value-type="string">
            <text:p><text:a xlink:href="https://cdn-reichelt.de/documents/datenblatt/A500/GBG1000%23KIN.pdf" xlink:type="simple">https://cdn-reichelt.de/documents/datenblatt/A500/GBG1000%23KIN.pdf</text:a></text:p>
          </table:table-cell>
          <table:table-cell table:style-name="ce34" office:value-type="currency" office:currency="EUR" office:value="2.1" calcext:value-type="currency">
            <text:p>2.10 € </text:p>
          </table:table-cell>
          <table:table-cell table:style-name="ce58"/>
          <table:table-cell table:style-name="ce62"/>
          <table:table-cell table:style-name="ce37" table:number-columns-repeated="1016"/>
        </table:table-row>
        <table:table-row table:style-name="ro2">
          <table:table-cell table:style-name="ce20" office:value-type="string" calcext:value-type="string">
            <text:p>Bargraph-Anzeige</text:p>
          </table:table-cell>
          <table:table-cell table:style-name="ce20" office:value-type="string" calcext:value-type="string">
            <text:p>SRBG 1000</text:p>
          </table:table-cell>
          <table:table-cell table:style-name="ce25" office:value-type="string" calcext:value-type="string">
            <text:p>10 Elemente, superrot</text:p>
          </table:table-cell>
          <table:table-cell table:style-name="ce29" office:value-type="string" calcext:value-type="string">
            <text:p><text:a xlink:href="https://www.reichelt.de/bargraph-anzeige-gaalas-10-segmente-660-nm-superrot--srbg-1000-p31496.html?&amp;trstct=pol_6&amp;nbc=1" xlink:type="simple">https://www.reichelt.de/bargraph-anzeige-gaalas-10-segmente-660-nm-superrot--srbg-1000-p31496.html?&amp;trstct=pol_6&amp;nbc=1</text:a></text:p>
          </table:table-cell>
          <table:table-cell table:style-name="ce29" office:value-type="string" calcext:value-type="string">
            <text:p><text:a xlink:href="https://cdn-reichelt.de/documents/datenblatt/A500/RBG1000_RGBG1000_SRBG1000_YBG1000%23KIN.pdf" xlink:type="simple">https://cdn-reichelt.de/documents/datenblatt/A500/RBG1000_RGBG1000_SRBG1000_YBG1000%23KIN.pdf</text:a></text:p>
          </table:table-cell>
          <table:table-cell table:style-name="ce34" office:value-type="currency" office:currency="EUR" office:value="2" calcext:value-type="currency">
            <text:p>2.00 € </text:p>
          </table:table-cell>
          <table:table-cell table:style-name="ce58"/>
          <table:table-cell table:style-name="ce62"/>
          <table:table-cell table:style-name="ce37" table:number-columns-repeated="1016"/>
        </table:table-row>
        <table:table-row table:style-name="ro2">
          <table:table-cell table:style-name="ce20" office:value-type="string" calcext:value-type="string">
            <text:p>Bargraph-Anzeige</text:p>
          </table:table-cell>
          <table:table-cell table:style-name="ce20" office:value-type="string" calcext:value-type="string">
            <text:p>RGBG 1000</text:p>
          </table:table-cell>
          <table:table-cell table:style-name="ce25" office:value-type="string" calcext:value-type="string">
            <text:p>10 Elemente, 3x rot, 7x grün</text:p>
          </table:table-cell>
          <table:table-cell table:style-name="ce29" office:value-type="string" calcext:value-type="string">
            <text:p><text:a xlink:href="https://www.reichelt.de/bargraph-anzeige-10-elemente-3x-rot-7x-gruen-rgbg-1000-p31501.html?&amp;trstct=pol_7&amp;nbc=1" xlink:type="simple">https://www.reichelt.de/bargraph-anzeige-10-elemente-3x-rot-7x-gruen-rgbg-1000-p31501.html?&amp;trstct=pol_7&amp;nbc=1</text:a></text:p>
          </table:table-cell>
          <table:table-cell table:style-name="ce29" office:value-type="string" calcext:value-type="string">
            <text:p><text:a xlink:href="https://cdn-reichelt.de/documents/datenblatt/A500/GBG1000%23KIN.pdf" xlink:type="simple">https://cdn-reichelt.de/documents/datenblatt/A500/GBG1000%23KIN.pdf</text:a></text:p>
          </table:table-cell>
          <table:table-cell table:style-name="ce34" office:value-type="currency" office:currency="EUR" office:value="1.95" calcext:value-type="currency">
            <text:p>1.95 € </text:p>
          </table:table-cell>
          <table:table-cell table:style-name="ce58"/>
          <table:table-cell table:style-name="ce62"/>
          <table:table-cell table:style-name="ce37" table:number-columns-repeated="1016"/>
        </table:table-row>
        <table:table-row table:style-name="ro2">
          <table:table-cell table:style-name="ce20" office:value-type="string" calcext:value-type="string">
            <text:p>Bargraph-Anzeige</text:p>
          </table:table-cell>
          <table:table-cell table:style-name="ce20" office:value-type="string" calcext:value-type="string">
            <text:p>RBG 1000</text:p>
          </table:table-cell>
          <table:table-cell table:style-name="ce25" office:value-type="string" calcext:value-type="string">
            <text:p>10 Elemente, rot</text:p>
          </table:table-cell>
          <table:table-cell table:style-name="ce29" office:value-type="string" calcext:value-type="string">
            <text:p><text:a xlink:href="https://www.reichelt.de/bargraph-anzeige-10-elemente-rot-rbg-1000-p15156.html?&amp;trstct=pol_9&amp;nbc=1" xlink:type="simple">https://www.reichelt.de/bargraph-anzeige-10-elemente-rot-rbg-1000-p15156.html?&amp;trstct=pol_9&amp;nbc=1</text:a></text:p>
          </table:table-cell>
          <table:table-cell table:style-name="ce29" office:value-type="string" calcext:value-type="string">
            <text:p><text:a xlink:href="https://cdn-reichelt.de/documents/datenblatt/A500/RBG1000_RGBG1000_SRBG1000_YBG1000%23KIN.pdf" xlink:type="simple">https://cdn-reichelt.de/documents/datenblatt/A500/RBG1000_RGBG1000_SRBG1000_YBG1000%23KIN.pdf</text:a></text:p>
          </table:table-cell>
          <table:table-cell table:style-name="ce34" office:value-type="currency" office:currency="EUR" office:value="2.26" calcext:value-type="currency">
            <text:p>2.26 € </text:p>
          </table:table-cell>
          <table:table-cell table:style-name="ce58"/>
          <table:table-cell table:style-name="ce62"/>
          <table:table-cell table:style-name="ce37" table:number-columns-repeated="1016"/>
        </table:table-row>
        <table:table-row table:style-name="ro2">
          <table:table-cell table:style-name="ce20" office:value-type="string" calcext:value-type="string">
            <text:p>Bargraph-Anzeige</text:p>
          </table:table-cell>
          <table:table-cell table:style-name="ce20" office:value-type="string" calcext:value-type="string">
            <text:p>SRBG 2000</text:p>
          </table:table-cell>
          <table:table-cell table:style-name="ce25" office:value-type="string" calcext:value-type="string">
            <text:p>20 Elemente, superrot</text:p>
          </table:table-cell>
          <table:table-cell table:style-name="ce29" office:value-type="string" calcext:value-type="string">
            <text:p><text:a xlink:href="https://www.reichelt.de/bargraph-anzeige-20-elemente-superrot-srbg-2000-p31504.html?&amp;trstct=pol_10&amp;nbc=1" xlink:type="simple">https://www.reichelt.de/bargraph-anzeige-20-elemente-superrot-srbg-2000-p31504.html?&amp;trstct=pol_10&amp;nbc=1</text:a></text:p>
          </table:table-cell>
          <table:table-cell table:style-name="ce29" office:value-type="string" calcext:value-type="string">
            <text:p><text:a xlink:href="https://cdn-reichelt.de/documents/datenblatt/A500/RBG2000_SRBG2000_YBG2000%23KIN.pdf" xlink:type="simple">https://cdn-reichelt.de/documents/datenblatt/A500/RBG2000_SRBG2000_YBG2000%23KIN.pdf</text:a></text:p>
          </table:table-cell>
          <table:table-cell table:style-name="ce34" office:value-type="currency" office:currency="EUR" office:value="4.67" calcext:value-type="currency">
            <text:p>4.67 € </text:p>
          </table:table-cell>
          <table:table-cell table:style-name="ce58"/>
          <table:table-cell table:style-name="ce62"/>
          <table:table-cell table:style-name="ce37" table:number-columns-repeated="1016"/>
        </table:table-row>
        <table:table-row table:style-name="ro2">
          <table:table-cell table:style-name="ce20" office:value-type="string" calcext:value-type="string">
            <text:p>SRAM</text:p>
          </table:table-cell>
          <table:table-cell table:style-name="ce20" office:value-type="string" calcext:value-type="string">
            <text:p>AS 6C62256-55PCN</text:p>
          </table:table-cell>
          <table:table-cell table:style-name="ce25" office:value-type="string" calcext:value-type="string">
            <text:p>32K x 8, 5V, 55 ns, DIL-28, A15</text:p>
          </table:table-cell>
          <table:table-cell table:style-name="ce29" office:value-type="string" calcext:value-type="string">
            <text:p><text:a xlink:href="https://www.reichelt.de/sram-32-kb-4-k-x-8-5-v-55ns-dil-28-as-6c62256-55pcn-p146551.html?&amp;trstct=pos_0&amp;nbc=1" xlink:type="simple">https://www.reichelt.de/sram-32-kb-4-k-x-8-5-v-55ns-dil-28-as-6c62256-55pcn-p146551.html?&amp;trstct=pos_0&amp;nbc=1</text:a></text:p>
          </table:table-cell>
          <table:table-cell table:style-name="ce29" office:value-type="string" calcext:value-type="string">
            <text:p><text:a xlink:href="https://cdn-reichelt.de/documents/datenblatt/A300/AS6C62256-ALE.pdf" xlink:type="simple">https://cdn-reichelt.de/documents/datenblatt/A300/AS6C62256-ALE.pdf</text:a></text:p>
          </table:table-cell>
          <table:table-cell table:style-name="ce34" office:value-type="currency" office:currency="EUR" office:value="3.81" calcext:value-type="currency">
            <text:p>3.81 € </text:p>
          </table:table-cell>
          <table:table-cell table:style-name="ce58"/>
          <table:table-cell table:style-name="ce62"/>
          <table:table-cell table:style-name="ce37" table:number-columns-repeated="1016"/>
        </table:table-row>
        <table:table-row table:style-name="ro2">
          <table:table-cell table:style-name="ce20" office:value-type="string" calcext:value-type="string">
            <text:p>VGA-Plug</text:p>
          </table:table-cell>
          <table:table-cell table:style-name="ce20" office:value-type="string" calcext:value-type="string">
            <text:p>DELOCK 65170</text:p>
          </table:table-cell>
          <table:table-cell table:style-name="ce25" office:value-type="string" calcext:value-type="string">
            <text:p>VGA Buchse &gt; Terminalblock 16pin</text:p>
          </table:table-cell>
          <table:table-cell table:style-name="ce29" office:value-type="string" calcext:value-type="string">
            <text:p><text:a xlink:href="https://www.reichelt.de/vga-buchse-terminalblock-16pin-delock-65170-p113236.html?&amp;trstct=pos_0&amp;nbc=1" xlink:type="simple">https://www.reichelt.de/vga-buchse-terminalblock-16pin-delock-65170-p113236.html?&amp;trstct=pos_0&amp;nbc=1</text:a></text:p>
          </table:table-cell>
          <table:table-cell table:style-name="ce29" office:value-type="string" calcext:value-type="string">
            <text:p><text:a xlink:href="https://cdn-reichelt.de/documents/datenblatt/C120/DS_65170_GER.pdf" xlink:type="simple">https://cdn-reichelt.de/documents/datenblatt/C120/DS_65170_GER.pdf</text:a></text:p>
          </table:table-cell>
          <table:table-cell table:style-name="ce34" office:value-type="currency" office:currency="EUR" office:value="7.55" calcext:value-type="currency">
            <text:p>7.55 € </text:p>
          </table:table-cell>
          <table:table-cell table:style-name="ce58"/>
          <table:table-cell table:style-name="ce62"/>
          <table:table-cell table:style-name="ce37" table:number-columns-repeated="1016"/>
        </table:table-row>
        <table:table-row table:style-name="ro2">
          <table:table-cell table:style-name="ce20" office:value-type="string" calcext:value-type="string">
            <text:p>EEPROM</text:p>
          </table:table-cell>
          <table:table-cell table:style-name="ce20" office:value-type="string" calcext:value-type="string">
            <text:p>28C256-150</text:p>
          </table:table-cell>
          <table:table-cell table:style-name="ce25" office:value-type="string" calcext:value-type="string">
            <text:p>32K x 8, 5V, 150 ns, DIL-28, A15</text:p>
          </table:table-cell>
          <table:table-cell table:style-name="ce29" office:value-type="string" calcext:value-type="string">
            <text:p><text:a xlink:href="https://www.reichelt.de/eeprom-256-kb-32-k-x-8-5-v-150ns-pdip-28-28c256-150-p1945.html?&amp;trstct=pos_0&amp;nbc=1" xlink:type="simple">https://www.reichelt.de/eeprom-256-kb-32-k-x-8-5-v-150ns-pdip-28-28c256-150-p1945.html?&amp;trstct=pos_0&amp;nbc=1</text:a></text:p>
          </table:table-cell>
          <table:table-cell table:style-name="ce29" office:value-type="string" calcext:value-type="string">
            <text:p><text:a xlink:href="https://cdn-reichelt.de/documents/datenblatt/A200/AT28C256.pdf" xlink:type="simple">https://cdn-reichelt.de/documents/datenblatt/A200/AT28C256.pdf</text:a></text:p>
          </table:table-cell>
          <table:table-cell table:style-name="ce34" office:value-type="currency" office:currency="EUR" office:value="12.9" calcext:value-type="currency">
            <text:p>12.90 € </text:p>
          </table:table-cell>
          <table:table-cell table:style-name="ce58"/>
          <table:table-cell table:style-name="ce62"/>
          <table:table-cell table:style-name="ce37" table:number-columns-repeated="1016"/>
        </table:table-row>
        <table:table-row table:style-name="ro2">
          <table:table-cell table:style-name="ce20" office:value-type="string" calcext:value-type="string">
            <text:p>SRAM</text:p>
          </table:table-cell>
          <table:table-cell table:style-name="ce20" office:value-type="string" calcext:value-type="string">
            <text:p>AS 6C1008-55PCN</text:p>
          </table:table-cell>
          <table:table-cell table:style-name="ce25" office:value-type="string" calcext:value-type="string">
            <text:p>128K x 8, 5V, 55 ns, DIL-32, A17</text:p>
          </table:table-cell>
          <table:table-cell table:style-name="ce29" office:value-type="string" calcext:value-type="string">
            <text:p><text:a xlink:href="https://www.reichelt.de/sram-1-mb-128-k-x-8-5-v-55ns-dil-32-as-6c1008-55pcn-p146552.html?&amp;trstct=pos_0&amp;nbc=1" xlink:type="simple">https://www.reichelt.de/sram-1-mb-128-k-x-8-5-v-55ns-dil-32-as-6c1008-55pcn-p146552.html?&amp;trstct=pos_0&amp;nbc=1</text:a></text:p>
          </table:table-cell>
          <table:table-cell table:style-name="ce29" office:value-type="string" calcext:value-type="string">
            <text:p><text:a xlink:href="https://cdn-reichelt.de/documents/datenblatt/A300/AS6C1008-ALE.pdf" xlink:type="simple">https://cdn-reichelt.de/documents/datenblatt/A300/AS6C1008-ALE.pdf</text:a></text:p>
          </table:table-cell>
          <table:table-cell table:style-name="ce34" office:value-type="currency" office:currency="EUR" office:value="4" calcext:value-type="currency">
            <text:p>4.00 € </text:p>
          </table:table-cell>
          <table:table-cell table:style-name="ce58"/>
          <table:table-cell table:style-name="ce62"/>
          <table:table-cell table:style-name="ce37" table:number-columns-repeated="1016"/>
        </table:table-row>
        <table:table-row table:style-name="ro2">
          <table:table-cell table:style-name="ce20" office:value-type="string" calcext:value-type="string">
            <text:p>XOR-Gate</text:p>
          </table:table-cell>
          <table:table-cell table:style-name="ce20" office:value-type="string" calcext:value-type="string">
            <text:p>LS 136</text:p>
          </table:table-cell>
          <table:table-cell table:style-name="ce25" office:value-type="string" calcext:value-type="string">
            <text:p>XOR-Gate, 2-Input, 4,75 ... 5,25 V, DIL-14</text:p>
          </table:table-cell>
          <table:table-cell table:style-name="ce29" office:value-type="string" calcext:value-type="string">
            <text:p><text:a xlink:href="https://www.reichelt.de/xor-gate-2-input-4-75--5-25-v-dil-14-ls-136-p10610.html?&amp;trstct=pol_0&amp;nbc=1" xlink:type="simple">https://www.reichelt.de/xor-gate-2-input-4-75--5-25-v-dil-14-ls-136-p10610.html?&amp;trstct=pol_0&amp;nbc=1</text:a></text:p>
          </table:table-cell>
          <table:table-cell table:style-name="ce30" office:value-type="string" calcext:value-type="string">
            <text:p><text:a xlink:href="https://www.reichelt.de/xor-gate-2-input-4-75--5-25-v-dil-14-ls-136-p10610.html?&amp;trstct=pol_0&amp;nbc=1" xlink:type="simple">https://www.reichelt.de/xor-gate-2-input-4-75--5-25-v-dil-14-ls-136-p10610.html?&amp;trstct=pol_0&amp;nbc=1</text:a></text:p>
          </table:table-cell>
          <table:table-cell table:style-name="ce34" office:value-type="currency" office:currency="EUR" office:value="0.67" calcext:value-type="currency">
            <text:p>0.67 € </text:p>
          </table:table-cell>
          <table:table-cell table:style-name="ce54"/>
          <table:table-cell table:style-name="ce61"/>
          <table:table-cell table:style-name="ce37" table:number-columns-repeated="1016"/>
        </table:table-row>
        <table:table-row table:style-name="ro2">
          <table:table-cell table:style-name="ce20" office:value-type="string" calcext:value-type="string">
            <text:p>XOR-Gate</text:p>
          </table:table-cell>
          <table:table-cell table:style-name="ce20" office:value-type="string" calcext:value-type="string">
            <text:p>MOS 4070</text:p>
          </table:table-cell>
          <table:table-cell table:style-name="ce25" office:value-type="string" calcext:value-type="string">
            <text:p>XOR-Gate, 2-Input, 3 ... 20 V, DIP-14</text:p>
          </table:table-cell>
          <table:table-cell table:style-name="ce29" office:value-type="string" calcext:value-type="string">
            <text:p><text:a xlink:href="https://www.reichelt.de/xor-gate-2-input-3--20-v-dip-14-mos-4070-p12623.html?&amp;trstct=pol_11&amp;nbc=1" xlink:type="simple">https://www.reichelt.de/xor-gate-2-input-3--20-v-dip-14-mos-4070-p12623.html?&amp;trstct=pol_11&amp;nbc=1</text:a></text:p>
          </table:table-cell>
          <table:table-cell table:style-name="ce29" office:value-type="string" calcext:value-type="string">
            <text:p><text:a xlink:href="https://cdn-reichelt.de/documents/datenblatt/A200/MOS4070_STM.pdf" xlink:type="simple">https://cdn-reichelt.de/documents/datenblatt/A200/MOS4070_STM.pdf</text:a></text:p>
          </table:table-cell>
          <table:table-cell table:style-name="ce34" office:value-type="currency" office:currency="EUR" office:value="0.38" calcext:value-type="currency">
            <text:p>0.38 € </text:p>
          </table:table-cell>
          <table:table-cell table:style-name="ce54"/>
          <table:table-cell table:style-name="ce61"/>
          <table:table-cell table:style-name="ce37" table:number-columns-repeated="1016"/>
        </table:table-row>
        <table:table-row table:style-name="ro2">
          <table:table-cell table:style-name="ce20" office:value-type="string" calcext:value-type="string">
            <text:p>Inverter</text:p>
          </table:table-cell>
          <table:table-cell table:style-name="ce20" office:value-type="string" calcext:value-type="string">
            <text:p>74HC 368</text:p>
          </table:table-cell>
          <table:table-cell table:style-name="ce25" office:value-type="string" calcext:value-type="string">
            <text:p>Inverter, 3-State, 2 ... 6 V, DIL-16</text:p>
          </table:table-cell>
          <table:table-cell table:style-name="ce29" office:value-type="string" calcext:value-type="string">
            <text:p><text:a xlink:href="https://www.reichelt.de/inverter-3-state-2--6-v-dil-16-74hc-368-p3205.html?&amp;trstct=pol_19&amp;nbc=1" xlink:type="simple">https://www.reichelt.de/inverter-3-state-2--6-v-dil-16-74hc-368-p3205.html?&amp;trstct=pol_19&amp;nbc=1</text:a></text:p>
          </table:table-cell>
          <table:table-cell table:style-name="ce29" office:value-type="string" calcext:value-type="string">
            <text:p><text:a xlink:href="https://cdn-reichelt.de/documents/datenblatt/A200/SN74HC368_HCT368.pdf" xlink:type="simple">https://cdn-reichelt.de/documents/datenblatt/A200/SN74HC368_HCT368.pdf</text:a></text:p>
          </table:table-cell>
          <table:table-cell table:style-name="ce34" office:value-type="currency" office:currency="EUR" office:value="0.26" calcext:value-type="currency">
            <text:p>0.26 € </text:p>
          </table:table-cell>
          <table:table-cell table:style-name="ce58"/>
          <table:table-cell table:style-name="ce62"/>
          <table:table-cell table:style-name="ce37" table:number-columns-repeated="1016"/>
        </table:table-row>
        <table:table-row table:style-name="ro2">
          <table:table-cell table:style-name="ce20" office:value-type="string" calcext:value-type="string">
            <text:p>NOR-Gate</text:p>
          </table:table-cell>
          <table:table-cell table:style-name="ce20" office:value-type="string" calcext:value-type="string">
            <text:p>CD 4001UBE TEX</text:p>
          </table:table-cell>
          <table:table-cell table:style-name="ce25" office:value-type="string" calcext:value-type="string">
            <text:p>NOR-Gate, 2-Input, 3 ... 18 V, DIL-14</text:p>
          </table:table-cell>
          <table:table-cell table:style-name="ce29" office:value-type="string" calcext:value-type="string">
            <text:p><text:a xlink:href="https://www.reichelt.de/nor-gate-2-input-3--18-v-dil-14-cd-4001ube-tex-p216635.html?&amp;trstct=pol_24&amp;nbc=1" xlink:type="simple">https://www.reichelt.de/nor-gate-2-input-3--18-v-dil-14-cd-4001ube-tex-p216635.html?&amp;trstct=pol_24&amp;nbc=1</text:a></text:p>
          </table:table-cell>
          <table:table-cell table:style-name="ce29" office:value-type="string" calcext:value-type="string">
            <text:p><text:a xlink:href="https://pdf1.alldatasheet.com/datasheet-pdf/view/50837/FAIRCHILD/CD4001.html" xlink:type="simple">https://pdf1.alldatasheet.com/datasheet-pdf/view/50837/FAIRCHILD/CD4001.html</text:a></text:p>
          </table:table-cell>
          <table:table-cell table:style-name="ce34" office:value-type="currency" office:currency="EUR" office:value="0.5" calcext:value-type="currency">
            <text:p>0.50 € </text:p>
          </table:table-cell>
          <table:table-cell table:style-name="ce54"/>
          <table:table-cell table:style-name="ce61"/>
          <table:table-cell table:style-name="ce37" table:number-columns-repeated="1016"/>
        </table:table-row>
        <table:table-row table:style-name="ro2">
          <table:table-cell table:style-name="ce20" office:value-type="string" calcext:value-type="string">
            <text:p>Inverter</text:p>
          </table:table-cell>
          <table:table-cell table:style-name="ce20" office:value-type="string" calcext:value-type="string">
            <text:p>CD 4007UBE TEX</text:p>
          </table:table-cell>
          <table:table-cell table:style-name="ce25" office:value-type="string" calcext:value-type="string">
            <text:p>Inverter, Dual, 3 ... 18 V, DIL-14</text:p>
          </table:table-cell>
          <table:table-cell table:style-name="ce30" office:value-type="string" calcext:value-type="string">
            <text:p><text:a xlink:href="https://www.reichelt.de/inverter-dual-3--18-v-dil-14-cd-4007ube-tex-p216636.html?&amp;trstct=pol_25&amp;nbc=1" xlink:type="simple">https://www.reichelt.de/inverter-dual-3--18-v-dil-14-cd-4007ube-tex-p216636.html?&amp;trstct=pol_25&amp;nbc=1</text:a></text:p>
          </table:table-cell>
          <table:table-cell table:style-name="ce29" office:value-type="string" calcext:value-type="string">
            <text:p><text:a xlink:href="https://html.alldatasheet.com/html-pdf/834351/TI1/CD4007UBE/56/1/CD4007UBE.html" xlink:type="simple">https://html.alldatasheet.com/html-pdf/834351/TI1/CD4007UBE/56/1/CD4007UBE.html</text:a></text:p>
          </table:table-cell>
          <table:table-cell table:style-name="ce34" office:value-type="currency" office:currency="EUR" office:value="0.43" calcext:value-type="currency">
            <text:p>0.43 € </text:p>
          </table:table-cell>
          <table:table-cell table:style-name="ce58"/>
          <table:table-cell table:style-name="ce62"/>
          <table:table-cell table:style-name="ce37" table:number-columns-repeated="1016"/>
        </table:table-row>
        <table:table-row table:style-name="ro2">
          <table:table-cell table:style-name="ce20" office:value-type="string" calcext:value-type="string">
            <text:p>Inverter</text:p>
          </table:table-cell>
          <table:table-cell table:style-name="ce20" office:value-type="string" calcext:value-type="string">
            <text:p>MOS 40106</text:p>
          </table:table-cell>
          <table:table-cell table:style-name="ce25" office:value-type="string" calcext:value-type="string">
            <text:p>Inverter, Hex, 3 ... 15 V, DIP-14</text:p>
          </table:table-cell>
          <table:table-cell table:style-name="ce29" office:value-type="string" calcext:value-type="string">
            <text:p><text:a xlink:href="https://www.reichelt.de/inverter-hex-3--15-v-dip-14-mos-40106-p12547.html?&amp;trstct=pol_27&amp;nbc=1" xlink:type="simple">https://www.reichelt.de/inverter-hex-3--15-v-dip-14-mos-40106-p12547.html?&amp;trstct=pol_27&amp;nbc=1</text:a></text:p>
          </table:table-cell>
          <table:table-cell table:style-name="ce29" office:value-type="string" calcext:value-type="string">
            <text:p><text:a xlink:href="https://pdf1.alldatasheet.com/datasheet-pdf/view/66395/INTERSIL/CD40106.html" xlink:type="simple">https://pdf1.alldatasheet.com/datasheet-pdf/view/66395/INTERSIL/CD40106.html</text:a></text:p>
          </table:table-cell>
          <table:table-cell table:style-name="ce34" office:value-type="currency" office:currency="EUR" office:value="0.38" calcext:value-type="currency">
            <text:p>0.38 € </text:p>
          </table:table-cell>
          <table:table-cell table:style-name="ce58"/>
          <table:table-cell table:style-name="ce62"/>
          <table:table-cell table:style-name="ce37" table:number-columns-repeated="1016"/>
        </table:table-row>
        <table:table-row table:style-name="ro2" table:number-rows-repeated="26">
          <table:table-cell table:style-name="ce21" table:number-columns-repeated="2"/>
          <table:table-cell table:style-name="ce26"/>
          <table:table-cell table:style-name="ce10" table:number-columns-repeated="2"/>
          <table:table-cell table:style-name="ce35"/>
          <table:table-cell table:number-columns-repeated="1018"/>
        </table:table-row>
        <table:table-row table:style-name="ro2" table:number-rows-repeated="1048478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Tabelle1.$A$1" table:cell-range-address="$Tabelle1.$A$4:.$F$39"/>
        </table:named-expressions>
        <calcext:conditional-formats>
          <calcext:conditional-format calcext:target-range-address="Tabelle1.G72:Tabelle1.G1048576 Tabelle1.H72:Tabelle1.H1048576 Tabelle1.G4:Tabelle1.G4 Tabelle1.G5:Tabelle1.H71">
            <calcext:condition calcext:apply-style-name="Good" calcext:value="&gt;0" calcext:base-cell-address="Tabelle1.G4"/>
          </calcext:conditional-format>
        </calcext:conditional-formats>
      </table:table>
      <table:named-expressions/>
      <table:database-ranges>
        <table:database-range table:name="__Anonymous_Sheet_DB__0" table:target-range-address="Tabelle1.A4:Tabelle1.H71" table:display-filter-buttons="true">
          <table:sort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date-style style:name="N121">
      <number:day number:style="long"/>
      <number:text>-</number:text>
      <number:month number:textual="true"/>
      <number:text>-</number:text>
      <number:year/>
    </number:date-style>
    <number:date-style style:name="N122">
      <number:day number:style="long"/>
      <number:text>-</number:text>
      <number:month number:textual="true"/>
    </number:date-style>
    <number:date-style style:name="N123">
      <number:month number:textual="true"/>
      <number:text>-</number:text>
      <number:year/>
    </number:date-style>
    <number:time-style style:name="N124">
      <number:hours/>
      <number:text>:</number:text>
      <number:minutes number:style="long"/>
      <number:text> </number:text>
      <number:am-pm/>
    </number:time-style>
    <number:time-style style:name="N12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6P0" style:volatile="true">
      <number:number number:decimal-places="0" number:min-decimal-places="0" number:min-integer-digits="1" number:grouping="true"/>
    </number:number-style>
    <number:number-style style:name="N126">
      <number:text>-</number:text>
      <number:number number:decimal-places="0" number:min-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</number:number-style>
    <number:number-style style:name="N128">
      <number:text>-</number:text>
      <number:number number:decimal-places="2" number:min-decimal-places="2" number:min-integer-digits="1" number:grouping="true"/>
      <style:map style:condition="value()&gt;=0" style:apply-style-name="N128P0"/>
    </number:number-style>
    <number:number-style style:name="N129P0" style:volatile="true">
      <number:number number:decimal-places="2" number:min-decimal-places="2" number:min-integer-digits="1" number:grouping="true"/>
    </number:number-style>
    <number:number-style style:name="N12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9P0"/>
    </number:number-style>
    <number:number-style style:name="N13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2" style:volatile="true">
      <number:text> </number:text>
      <number:fill-character> </number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7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7P2" style:volatile="true">
      <number:text> £</number:text>
      <number:fill-character> </number:fill-character>
      <number:text>-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1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5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5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53P0" style:volatile="true">
      <number:fill-character> </number:fill-character>
      <number:number number:decimal-places="2" number:min-decimal-places="2" number:min-integer-digits="1" number:grouping="true"/>
      <number:text> </number:text>
      <number:currency-symbol number:language="de" number:country="DE">€</number:currency-symbol>
      <number:text> </number:text>
    </number:currency-style>
    <number:currency-style style:name="N153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  <number:currency-symbol number:language="de" number:country="DE">€</number:currency-symbol>
      <number:text> </number:text>
    </number:currency-style>
    <number:currency-style style:name="N153P2" style:volatile="true">
      <number:fill-character> </number:fill-character>
      <number:text>-</number:text>
      <number:number number:decimal-places="0" number:min-decimal-places="0" number:min-integer-digits="0"/>
      <number:text> </number:text>
      <number:currency-symbol number:language="de" number:country="DE">€</number:currency-symbol>
      <number:text> </number:text>
    </number:currency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">
      <number:number number:decimal-places="1" number:min-decimal-places="1" number:min-integer-digits="1"/>
    </number:number-style>
    <number:number-style style:name="N155">
      <number:number number:decimal-places="3" number:min-decimal-places="3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RED" style:family="table-cell" style:parent-style-name="Default">
      <style:table-cell-properties fo:background-color="#ff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9in" fo:page-height="8.2681in" style:num-format="1" style:print-orientation="landscape" fo:margin-top="0.748in" fo:margin-bottom="0.3154in" fo:margin-left="0.7083in" fo:margin-right="0.7083in" style:print-page-order="ttb" style:first-page-number="continue" style:scale-to-X="1" style:table-centering="horizontal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svg:height="0.4335in" fo:margin-left="0in" fo:margin-right="0in" fo:margin-top="0in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6">00/00/0000</text:date>, <text:time style:data-style-name="N2" text:time-value="17:38:21.2055412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>
        <style:region-left>
          <text:p><text:span text:style-name="MT1">Stand: </text:span><text:span text:style-name="MT1"><text:date style:data-style-name="N2" text:date-value="2021-11-16">00/00/0000</text:date></text:span><text:span text:style-name="MT1">;</text:span><text:span text:style-name="MT1"><text:time style:data-style-name="N2" text:time-value="17:38:21.206421022">00:00:00</text:time></text:span></text:p>
        </style:region-left>
        <style:region-center>
          <text:p><text:span text:style-name="MT1">Seite: </text:span><text:span text:style-name="MT1"><text:page-number>1</text:page-number></text:span><text:span text:style-name="MT1">/</text:span><text:span text:style-name="MT1"><text:page-count>99</text:page-count></text:span></text:p>
          <text:p><text:span text:style-name="MT1"/></text:p>
          <text:p><text:span text:style-name="MT1"><text:file-name text:display="name-and-extension">???</text:file-name></text:span></text:p>
        </style:region-center>
        <style:region-right>
          <text:p><text:span text:style-name="MT1">Autor: Alexander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lexander Wersching</meta:initial-creator>
    <meta:creation-date>2015-06-05T18:19:34</meta:creation-date>
    <dc:date>2021-11-16T18:11:27.212304444</dc:date>
    <meta:editing-duration>PT22H28M47S</meta:editing-duration>
    <meta:generator>LibreOffice/7.1.6.2.0$Linux_X86_64 LibreOffice_project/10$Build-2</meta:generator>
    <meta:editing-cycles>14</meta:editing-cycles>
    <meta:print-date>2021-10-14T22:09:20.727000000</meta:print-date>
    <meta:document-statistic meta:table-count="1" meta:cell-count="437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